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2cm"/>
    </style:style>
    <style:style style:name="co3" style:family="table-column">
      <style:table-column-properties fo:break-before="auto" style:column-width="29.2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office:value-type="string" calcext:value-type="string">
            <text:p>file_Id</text:p>
          </table:table-cell>
          <table:table-cell office:value-type="string" calcext:value-type="string">
            <text:p>product_Cod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file_src</text:p>
          </table:table-cell>
        </table:table-row>
        <table:table-row table:style-name="ro2">
          <table:table-cell/>
          <table:table-cell table:style-name="ce5" office:value-type="string" calcext:value-type="string">
            <text:p>AFW1 </text:p>
          </table:table-cell>
          <table:table-cell table:style-name="ce5" office:value-type="string" calcext:value-type="string">
            <text:p>black</text:p>
          </table:table-cell>
          <table:table-cell office:value-type="string" calcext:value-type="string">
            <text:p>product/accessories/footwear/Patent Leather Heel Sandals/colors option/black/ppzvq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AFW1 </text:p>
          </table:table-cell>
          <table:table-cell table:style-name="ce5" office:value-type="string" calcext:value-type="string">
            <text:p>black</text:p>
          </table:table-cell>
          <table:table-cell office:value-type="string" calcext:value-type="string">
            <text:p>product/accessories/footwear/Patent Leather Heel Sandals/colors option/black/main.jpeg</text:p>
          </table:table-cell>
        </table:table-row>
        <table:table-row table:style-name="ro2">
          <table:table-cell/>
          <table:table-cell table:style-name="ce5" office:value-type="string" calcext:value-type="string">
            <text:p>AFW1 </text:p>
          </table:table-cell>
          <table:table-cell table:style-name="ce5" office:value-type="string" calcext:value-type="string">
            <text:p>black</text:p>
          </table:table-cell>
          <table:table-cell office:value-type="string" calcext:value-type="string">
            <text:p>product/accessories/footwear/Patent Leather Heel Sandals/colors option/black/5.jpeg</text:p>
          </table:table-cell>
        </table:table-row>
        <table:table-row table:style-name="ro2">
          <table:table-cell/>
          <table:table-cell table:style-name="ce5" office:value-type="string" calcext:value-type="string">
            <text:p>AFW1 </text:p>
          </table:table-cell>
          <table:table-cell table:style-name="ce5" office:value-type="string" calcext:value-type="string">
            <text:p>black</text:p>
          </table:table-cell>
          <table:table-cell office:value-type="string" calcext:value-type="string">
            <text:p>product/accessories/footwear/Patent Leather Heel Sandals/colors option/black/1.jpeg</text:p>
          </table:table-cell>
        </table:table-row>
        <table:table-row table:style-name="ro2">
          <table:table-cell/>
          <table:table-cell table:style-name="ce5" office:value-type="string" calcext:value-type="string">
            <text:p>AFW1 </text:p>
          </table:table-cell>
          <table:table-cell table:style-name="ce5" office:value-type="string" calcext:value-type="string">
            <text:p>peach</text:p>
          </table:table-cell>
          <table:table-cell office:value-type="string" calcext:value-type="string">
            <text:p>product/accessories/footwear/Patent Leather Heel Sandals/colors option/peach/tggz6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AFW1 </text:p>
          </table:table-cell>
          <table:table-cell table:style-name="ce5" office:value-type="string" calcext:value-type="string">
            <text:p>peach</text:p>
          </table:table-cell>
          <table:table-cell office:value-type="string" calcext:value-type="string">
            <text:p>product/accessories/footwear/Patent Leather Heel Sandals/colors option/peach/6.jpeg</text:p>
          </table:table-cell>
        </table:table-row>
        <table:table-row table:style-name="ro2">
          <table:table-cell/>
          <table:table-cell table:style-name="ce5" office:value-type="string" calcext:value-type="string">
            <text:p>AFW1 </text:p>
          </table:table-cell>
          <table:table-cell table:style-name="ce5" office:value-type="string" calcext:value-type="string">
            <text:p>peach</text:p>
          </table:table-cell>
          <table:table-cell office:value-type="string" calcext:value-type="string">
            <text:p>product/accessories/footwear/Patent Leather Heel Sandals/colors option/peach/8.jpeg</text:p>
          </table:table-cell>
        </table:table-row>
        <table:table-row table:style-name="ro2">
          <table:table-cell/>
          <table:table-cell table:style-name="ce5" office:value-type="string" calcext:value-type="string">
            <text:p>AFW1 </text:p>
          </table:table-cell>
          <table:table-cell table:style-name="ce5" office:value-type="string" calcext:value-type="string">
            <text:p>peach</text:p>
          </table:table-cell>
          <table:table-cell office:value-type="string" calcext:value-type="string">
            <text:p>product/accessories/footwear/Patent Leather Heel Sandals/colors option/peach/9.jpeg</text:p>
          </table:table-cell>
        </table:table-row>
        <table:table-row table:style-name="ro2">
          <table:table-cell/>
          <table:table-cell table:style-name="ce5" office:value-type="string" calcext:value-type="string">
            <text:p>AGP1 </text:p>
          </table:table-cell>
          <table:table-cell table:style-name="ce5"/>
          <table:table-cell office:value-type="string" calcext:value-type="string">
            <text:p>product/accessories/general products/Four Sided Folding Mirror/GPW0001-Four-Sided-Folding-Mirror.jpeg</text:p>
          </table:table-cell>
        </table:table-row>
        <table:table-row table:style-name="ro2">
          <table:table-cell/>
          <table:table-cell table:style-name="ce5" office:value-type="string" calcext:value-type="string">
            <text:p>AHB2 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product/accessories/handbags/Beautiful Sling Bags for women and girls/colors option/white/main.webp</text:p>
          </table:table-cell>
        </table:table-row>
        <table:table-row table:style-name="ro2">
          <table:table-cell/>
          <table:table-cell table:style-name="ce5" office:value-type="string" calcext:value-type="string">
            <text:p>AHB2 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product/accessories/handbags/Beautiful Sling Bags for women and girls/colors option/white/k694a_512.jpg</text:p>
          </table:table-cell>
        </table:table-row>
        <table:table-row table:style-name="ro2">
          <table:table-cell/>
          <table:table-cell table:style-name="ce5" office:value-type="string" calcext:value-type="string">
            <text:p>AHB2 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product/accessories/handbags/Beautiful Sling Bags for women and girls/colors option/white/k694a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AHB2 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product/accessories/handbags/Beautiful Sling Bags for women and girls/colors option/white/oab3c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AHB2 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product/accessories/handbags/Beautiful Sling Bags for women and girls/colors option/white/ziynu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AHB1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product/accessories/handbags/Graceful Stylish Slingbags Luxury High Quality PU Leather Women Shoulder Bag/colors option/brown/main.webp</text:p>
          </table:table-cell>
        </table:table-row>
        <table:table-row table:style-name="ro2">
          <table:table-cell/>
          <table:table-cell table:style-name="ce5" office:value-type="string" calcext:value-type="string">
            <text:p>AHB1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product/accessories/handbags/Graceful Stylish Slingbags Luxury High Quality PU Leather Women Shoulder Bag/colors option/brown/4k6ng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AHB1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product/accessories/handbags/Graceful Stylish Slingbags Luxury High Quality PU Leather Women Shoulder Bag/colors option/brown/yslju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AHB1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product/accessories/handbags/Graceful Stylish Slingbags Luxury High Quality PU Leather Women Shoulder Bag/colors option/brown/yslju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AHB1 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roduct/accessories/handbags/Graceful Stylish Slingbags Luxury High Quality PU Leather Women Shoulder Bag/colors option/green/main.webp</text:p>
          </table:table-cell>
        </table:table-row>
        <table:table-row table:style-name="ro2">
          <table:table-cell/>
          <table:table-cell table:style-name="ce5" office:value-type="string" calcext:value-type="string">
            <text:p>AHB1 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roduct/accessories/handbags/Graceful Stylish Slingbags Luxury High Quality PU Leather Women Shoulder Bag/colors option/green/fdioq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AHB1 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roduct/accessories/handbags/Graceful Stylish Slingbags Luxury High Quality PU Leather Women Shoulder Bag/colors option/green/r5zjb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AHB1 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roduct/accessories/handbags/Graceful Stylish Slingbags Luxury High Quality PU Leather Women Shoulder Bag/colors option/green/kfphe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AHB1 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product/accessories/handbags/Graceful Stylish Slingbags Luxury High Quality PU Leather Women Shoulder Bag/colors option/grey/main.webp</text:p>
          </table:table-cell>
        </table:table-row>
        <table:table-row table:style-name="ro2">
          <table:table-cell/>
          <table:table-cell table:style-name="ce5" office:value-type="string" calcext:value-type="string">
            <text:p>AHB1 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product/accessories/handbags/Graceful Stylish Slingbags Luxury High Quality PU Leather Women Shoulder Bag/colors option/grey/f0rmd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AHB1 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product/accessories/handbags/Graceful Stylish Slingbags Luxury High Quality PU Leather Women Shoulder Bag/colors option/grey/edezo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AHB1 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product/accessories/handbags/Graceful Stylish Slingbags Luxury High Quality PU Leather Women Shoulder Bag/colors option/grey/nrl0h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AHB1 </text:p>
          </table:table-cell>
          <table:table-cell office:value-type="string" calcext:value-type="string">
            <text:p>light green</text:p>
          </table:table-cell>
          <table:table-cell office:value-type="string" calcext:value-type="string">
            <text:p>product/accessories/handbags/Graceful Stylish Slingbags Luxury High Quality PU Leather Women Shoulder Bag/colors option/light green/main.png</text:p>
          </table:table-cell>
        </table:table-row>
        <table:table-row table:style-name="ro2">
          <table:table-cell/>
          <table:table-cell table:style-name="ce5" office:value-type="string" calcext:value-type="string">
            <text:p>AHB1 </text:p>
          </table:table-cell>
          <table:table-cell office:value-type="string" calcext:value-type="string">
            <text:p>light green</text:p>
          </table:table-cell>
          <table:table-cell office:value-type="string" calcext:value-type="string">
            <text:p>product/accessories/handbags/Graceful Stylish Slingbags Luxury High Quality PU Leather Women Shoulder Bag/colors option/light green/main.webp</text:p>
          </table:table-cell>
        </table:table-row>
        <table:table-row table:style-name="ro2">
          <table:table-cell/>
          <table:table-cell table:style-name="ce5" office:value-type="string" calcext:value-type="string">
            <text:p>AHB1 </text:p>
          </table:table-cell>
          <table:table-cell office:value-type="string" calcext:value-type="string">
            <text:p>light green</text:p>
          </table:table-cell>
          <table:table-cell office:value-type="string" calcext:value-type="string">
            <text:p>product/accessories/handbags/Graceful Stylish Slingbags Luxury High Quality PU Leather Women Shoulder Bag/colors option/light green/obrh1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AHB1 </text:p>
          </table:table-cell>
          <table:table-cell office:value-type="string" calcext:value-type="string">
            <text:p>light green</text:p>
          </table:table-cell>
          <table:table-cell office:value-type="string" calcext:value-type="string">
            <text:p>product/accessories/handbags/Graceful Stylish Slingbags Luxury High Quality PU Leather Women Shoulder Bag/colors option/light green/obrh1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AHB1 </text:p>
          </table:table-cell>
          <table:table-cell office:value-type="string" calcext:value-type="string">
            <text:p>light green</text:p>
          </table:table-cell>
          <table:table-cell office:value-type="string" calcext:value-type="string">
            <text:p>product/accessories/handbags/Graceful Stylish Slingbags Luxury High Quality PU Leather Women Shoulder Bag/colors option/light green/psnnb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AHB1 </text:p>
          </table:table-cell>
          <table:table-cell office:value-type="string" calcext:value-type="string">
            <text:p>maroon</text:p>
          </table:table-cell>
          <table:table-cell office:value-type="string" calcext:value-type="string">
            <text:p>product/accessories/handbags/Graceful Stylish Slingbags Luxury High Quality PU Leather Women Shoulder Bag/colors option/maroon/main.webp</text:p>
          </table:table-cell>
        </table:table-row>
        <table:table-row table:style-name="ro2">
          <table:table-cell/>
          <table:table-cell table:style-name="ce5" office:value-type="string" calcext:value-type="string">
            <text:p>AHB1 </text:p>
          </table:table-cell>
          <table:table-cell office:value-type="string" calcext:value-type="string">
            <text:p>maroon</text:p>
          </table:table-cell>
          <table:table-cell office:value-type="string" calcext:value-type="string">
            <text:p>product/accessories/handbags/Graceful Stylish Slingbags Luxury High Quality PU Leather Women Shoulder Bag/colors option/maroon/ghmr2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AHB1 </text:p>
          </table:table-cell>
          <table:table-cell office:value-type="string" calcext:value-type="string">
            <text:p>maroon</text:p>
          </table:table-cell>
          <table:table-cell office:value-type="string" calcext:value-type="string">
            <text:p>product/accessories/handbags/Graceful Stylish Slingbags Luxury High Quality PU Leather Women Shoulder Bag/colors option/maroon/pui1x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AHB1 </text:p>
          </table:table-cell>
          <table:table-cell office:value-type="string" calcext:value-type="string">
            <text:p>maroon</text:p>
          </table:table-cell>
          <table:table-cell office:value-type="string" calcext:value-type="string">
            <text:p>product/accessories/handbags/Graceful Stylish Slingbags Luxury High Quality PU Leather Women Shoulder Bag/colors option/maroon/9u0bp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AHB1 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product/accessories/handbags/Graceful Stylish Slingbags Luxury High Quality PU Leather Women Shoulder Bag/colors option/peach/main.webp</text:p>
          </table:table-cell>
        </table:table-row>
        <table:table-row table:style-name="ro2">
          <table:table-cell/>
          <table:table-cell table:style-name="ce5" office:value-type="string" calcext:value-type="string">
            <text:p>AHB1 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product/accessories/handbags/Graceful Stylish Slingbags Luxury High Quality PU Leather Women Shoulder Bag/colors option/peach/k1jjo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AHB1 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product/accessories/handbags/Graceful Stylish Slingbags Luxury High Quality PU Leather Women Shoulder Bag/colors option/peach/ngtst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AHB1 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product/accessories/handbags/Graceful Stylish Slingbags Luxury High Quality PU Leather Women Shoulder Bag/colors option/peach/67oxj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AHB1 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product/accessories/handbags/Graceful Stylish Slingbags Luxury High Quality PU Leather Women Shoulder Bag/colors option/pink/main.webp</text:p>
          </table:table-cell>
        </table:table-row>
        <table:table-row table:style-name="ro2">
          <table:table-cell/>
          <table:table-cell table:style-name="ce5" office:value-type="string" calcext:value-type="string">
            <text:p>AHB1 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product/accessories/handbags/Graceful Stylish Slingbags Luxury High Quality PU Leather Women Shoulder Bag/colors option/pink/xpkct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AHB1 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product/accessories/handbags/Graceful Stylish Slingbags Luxury High Quality PU Leather Women Shoulder Bag/colors option/pink/xxbyj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AHB1 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product/accessories/handbags/Graceful Stylish Slingbags Luxury High Quality PU Leather Women Shoulder Bag/colors option/pink/ykwjo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AHB1 </text:p>
          </table:table-cell>
          <table:table-cell office:value-type="string" calcext:value-type="string">
            <text:p>sky blue</text:p>
          </table:table-cell>
          <table:table-cell office:value-type="string" calcext:value-type="string">
            <text:p>product/accessories/handbags/Graceful Stylish Slingbags Luxury High Quality PU Leather Women Shoulder Bag/colors option/sky blue/main.webp</text:p>
          </table:table-cell>
        </table:table-row>
        <table:table-row table:style-name="ro2">
          <table:table-cell/>
          <table:table-cell table:style-name="ce5" office:value-type="string" calcext:value-type="string">
            <text:p>AHB1 </text:p>
          </table:table-cell>
          <table:table-cell office:value-type="string" calcext:value-type="string">
            <text:p>sky blue</text:p>
          </table:table-cell>
          <table:table-cell office:value-type="string" calcext:value-type="string">
            <text:p>product/accessories/handbags/Graceful Stylish Slingbags Luxury High Quality PU Leather Women Shoulder Bag/colors option/sky blue/9i7tk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AHB1 </text:p>
          </table:table-cell>
          <table:table-cell office:value-type="string" calcext:value-type="string">
            <text:p>sky blue</text:p>
          </table:table-cell>
          <table:table-cell office:value-type="string" calcext:value-type="string">
            <text:p>product/accessories/handbags/Graceful Stylish Slingbags Luxury High Quality PU Leather Women Shoulder Bag/colors option/sky blue/xj49l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AHB1 </text:p>
          </table:table-cell>
          <table:table-cell office:value-type="string" calcext:value-type="string">
            <text:p>sky blue</text:p>
          </table:table-cell>
          <table:table-cell office:value-type="string" calcext:value-type="string">
            <text:p>product/accessories/handbags/Graceful Stylish Slingbags Luxury High Quality PU Leather Women Shoulder Bag/colors option/sky blue/wtkgg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AHB1 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oduct/accessories/handbags/Graceful Stylish Slingbags Luxury High Quality PU Leather Women Shoulder Bag/colors option/white/main.webp</text:p>
          </table:table-cell>
        </table:table-row>
        <table:table-row table:style-name="ro2">
          <table:table-cell/>
          <table:table-cell table:style-name="ce5" office:value-type="string" calcext:value-type="string">
            <text:p>AHB1 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oduct/accessories/handbags/Graceful Stylish Slingbags Luxury High Quality PU Leather Women Shoulder Bag/colors option/white/uhps6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AHB1 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oduct/accessories/handbags/Graceful Stylish Slingbags Luxury High Quality PU Leather Women Shoulder Bag/colors option/white/cchv4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AHB1 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oduct/accessories/handbags/Graceful Stylish Slingbags Luxury High Quality PU Leather Women Shoulder Bag/colors option/white/58ux3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ABAHHC1 </text:p>
          </table:table-cell>
          <table:table-cell/>
          <table:table-cell office:value-type="string" calcext:value-type="string">
            <text:p>product/beauty and health/health care/Earpick-Cleaner-Tool-Set-Beauty-Mackup-Tool Catelog - 250207090729/Earpick-Cleaner-Tool-Set-Main.jpg</text:p>
          </table:table-cell>
        </table:table-row>
        <table:table-row table:style-name="ro2">
          <table:table-cell/>
          <table:table-cell table:style-name="ce5" office:value-type="string" calcext:value-type="string">
            <text:p>ABAHHC1 </text:p>
          </table:table-cell>
          <table:table-cell/>
          <table:table-cell office:value-type="string" calcext:value-type="string">
            <text:p>product/beauty and health/health care/Earpick-Cleaner-Tool-Set-Beauty-Mackup-Tool Catelog - 250207090729/Earpick-Cleaner-Tool-Set1-1678949024.jpg</text:p>
          </table:table-cell>
        </table:table-row>
        <table:table-row table:style-name="ro2">
          <table:table-cell/>
          <table:table-cell table:style-name="ce5" office:value-type="string" calcext:value-type="string">
            <text:p>ABAHHC1 </text:p>
          </table:table-cell>
          <table:table-cell/>
          <table:table-cell office:value-type="string" calcext:value-type="string">
            <text:p>product/beauty and health/health care/Earpick-Cleaner-Tool-Set-Beauty-Mackup-Tool Catelog - 250207090729/Earpick-Cleaner-Tool-Set2-1678949025.jpg</text:p>
          </table:table-cell>
        </table:table-row>
        <table:table-row table:style-name="ro2">
          <table:table-cell/>
          <table:table-cell table:style-name="ce5" office:value-type="string" calcext:value-type="string">
            <text:p>ABAHHC1 </text:p>
          </table:table-cell>
          <table:table-cell/>
          <table:table-cell office:value-type="string" calcext:value-type="string">
            <text:p>product/beauty and health/health care/Earpick-Cleaner-Tool-Set-Beauty-Mackup-Tool Catelog - 250207090729/Earpick-Cleaner-Tool-Set3-1678949025.jpg</text:p>
          </table:table-cell>
        </table:table-row>
        <table:table-row table:style-name="ro2">
          <table:table-cell/>
          <table:table-cell table:style-name="ce5" office:value-type="string" calcext:value-type="string">
            <text:p>ABAHHC1 </text:p>
          </table:table-cell>
          <table:table-cell/>
          <table:table-cell office:value-type="string" calcext:value-type="string">
            <text:p>product/beauty and health/health care/Earpick-Cleaner-Tool-Set-Beauty-Mackup-Tool Catelog - 250207090729/Earpick-Cleaner-Tool-Set5-1678949026.jpg</text:p>
          </table:table-cell>
        </table:table-row>
        <table:table-row table:style-name="ro2">
          <table:table-cell/>
          <table:table-cell table:style-name="ce5" office:value-type="string" calcext:value-type="string">
            <text:p>ABAHHC1 </text:p>
          </table:table-cell>
          <table:table-cell/>
          <table:table-cell office:value-type="string" calcext:value-type="string">
            <text:p>product/beauty and health/health care/Earpick-Cleaner-Tool-Set-Beauty-Mackup-Tool Catelog - 250207090729/Earpick-Cleaner-Tool-Set4-1678949025.jpg</text:p>
          </table:table-cell>
        </table:table-row>
        <table:table-row table:style-name="ro2">
          <table:table-cell/>
          <table:table-cell table:style-name="ce5" office:value-type="string" calcext:value-type="string">
            <text:p>ABAHHC1 </text:p>
          </table:table-cell>
          <table:table-cell/>
          <table:table-cell office:value-type="string" calcext:value-type="string">
            <text:p>product/beauty and health/health care/Earpick-Cleaner-Tool-Set-Beauty-Mackup-Tool Catelog - 250207090729/Earpick-cleaner.mp4</text:p>
          </table:table-cell>
        </table:table-row>
        <table:table-row table:style-name="ro2">
          <table:table-cell/>
          <table:table-cell table:style-name="ce5" office:value-type="string" calcext:value-type="string">
            <text:p>HC6_2024 </text:p>
          </table:table-cell>
          <table:table-cell/>
          <table:table-cell office:value-type="string" calcext:value-type="string">
            <text:p>product/beauty and health/health care/Electric Velvet heating bags for Pain Relief Personal Care/Electric-Velvet-heating-bags-f6-1678777060.jpg</text:p>
          </table:table-cell>
        </table:table-row>
        <table:table-row table:style-name="ro2">
          <table:table-cell/>
          <table:table-cell table:style-name="ce5" office:value-type="string" calcext:value-type="string">
            <text:p>HC6_2024 </text:p>
          </table:table-cell>
          <table:table-cell/>
          <table:table-cell office:value-type="string" calcext:value-type="string">
            <text:p>product/beauty and health/health care/Electric Velvet heating bags for Pain Relief Personal Care/Electric-Velvet-heating-bags-f2-1678777059.jpg</text:p>
          </table:table-cell>
        </table:table-row>
        <table:table-row table:style-name="ro2">
          <table:table-cell/>
          <table:table-cell table:style-name="ce5" office:value-type="string" calcext:value-type="string">
            <text:p>HC6_2024 </text:p>
          </table:table-cell>
          <table:table-cell/>
          <table:table-cell office:value-type="string" calcext:value-type="string">
            <text:p>product/beauty and health/health care/Electric Velvet heating bags for Pain Relief Personal Care/Electric-Velvet-heating-bags-f1-1678777059.jpg</text:p>
          </table:table-cell>
        </table:table-row>
        <table:table-row table:style-name="ro2">
          <table:table-cell/>
          <table:table-cell table:style-name="ce5" office:value-type="string" calcext:value-type="string">
            <text:p>HC6_2024 </text:p>
          </table:table-cell>
          <table:table-cell/>
          <table:table-cell office:value-type="string" calcext:value-type="string">
            <text:p>product/beauty and health/health care/Electric Velvet heating bags for Pain Relief Personal Care/Electric-Velvet-heating-bags-f3-1678777060.jpg</text:p>
          </table:table-cell>
        </table:table-row>
        <table:table-row table:style-name="ro2">
          <table:table-cell/>
          <table:table-cell table:style-name="ce5" office:value-type="string" calcext:value-type="string">
            <text:p>HC6_2024 </text:p>
          </table:table-cell>
          <table:table-cell/>
          <table:table-cell office:value-type="string" calcext:value-type="string">
            <text:p>product/beauty and health/health care/Electric Velvet heating bags for Pain Relief Personal Care/Electric-Velvet-heating-bags-f4-1678777060.jpg</text:p>
          </table:table-cell>
        </table:table-row>
        <table:table-row table:style-name="ro2">
          <table:table-cell/>
          <table:table-cell table:style-name="ce5" office:value-type="string" calcext:value-type="string">
            <text:p>HC6_2024 </text:p>
          </table:table-cell>
          <table:table-cell/>
          <table:table-cell office:value-type="string" calcext:value-type="string">
            <text:p>product/beauty and health/health care/Electric Velvet heating bags for Pain Relief Personal Care/Electric-Velvet-heating-bags-f5-1678777060.jpg</text:p>
          </table:table-cell>
        </table:table-row>
        <table:table-row table:style-name="ro2">
          <table:table-cell/>
          <table:table-cell table:style-name="ce5" office:value-type="string" calcext:value-type="string">
            <text:p>HC6_2024 </text:p>
          </table:table-cell>
          <table:table-cell/>
          <table:table-cell office:value-type="string" calcext:value-type="string">
            <text:p>product/beauty and health/health care/Electric Velvet heating bags for Pain Relief Personal Care/Electric-Velvet-heating-bags-for-Pain-Relief Catelog.mp4</text:p>
          </table:table-cell>
        </table:table-row>
        <table:table-row table:style-name="ro2">
          <table:table-cell/>
          <table:table-cell table:style-name="ce5" office:value-type="string" calcext:value-type="string">
            <text:p>HC3_2024 </text:p>
          </table:table-cell>
          <table:table-cell/>
          <table:table-cell office:value-type="string" calcext:value-type="string">
            <text:p>product/beauty and health/health care/Electric-Hot-Water-Bag-for-Pain-Relief Catelog - 250208125716/Electric-Hot-Water-Bag-for-Pai-1678772917 Main.jpg</text:p>
          </table:table-cell>
        </table:table-row>
        <table:table-row table:style-name="ro2">
          <table:table-cell/>
          <table:table-cell table:style-name="ce5" office:value-type="string" calcext:value-type="string">
            <text:p>HC3_2024 </text:p>
          </table:table-cell>
          <table:table-cell/>
          <table:table-cell office:value-type="string" calcext:value-type="string">
            <text:p>product/beauty and health/health care/Electric-Hot-Water-Bag-for-Pain-Relief Catelog - 250208125716/Electric-Hot-Water-Bag-for-Pai1-1678772917.jpg</text:p>
          </table:table-cell>
        </table:table-row>
        <table:table-row table:style-name="ro2">
          <table:table-cell/>
          <table:table-cell table:style-name="ce5" office:value-type="string" calcext:value-type="string">
            <text:p>HC3_2024 </text:p>
          </table:table-cell>
          <table:table-cell/>
          <table:table-cell office:value-type="string" calcext:value-type="string">
            <text:p>product/beauty and health/health care/Electric-Hot-Water-Bag-for-Pain-Relief Catelog - 250208125716/Electric-Hot-Water-Bag-for-Pai2-1678772917.jpg</text:p>
          </table:table-cell>
        </table:table-row>
        <table:table-row table:style-name="ro2">
          <table:table-cell/>
          <table:table-cell table:style-name="ce5" office:value-type="string" calcext:value-type="string">
            <text:p>HC3_2024 </text:p>
          </table:table-cell>
          <table:table-cell/>
          <table:table-cell office:value-type="string" calcext:value-type="string">
            <text:p>product/beauty and health/health care/Electric-Hot-Water-Bag-for-Pain-Relief Catelog - 250208125716/Electric-Hot-Water-Bag-for-Pai3-1678772918.jpg</text:p>
          </table:table-cell>
        </table:table-row>
        <table:table-row table:style-name="ro2">
          <table:table-cell/>
          <table:table-cell table:style-name="ce5" office:value-type="string" calcext:value-type="string">
            <text:p>HC3_2024 </text:p>
          </table:table-cell>
          <table:table-cell/>
          <table:table-cell office:value-type="string" calcext:value-type="string">
            <text:p>product/beauty and health/health care/Electric-Hot-Water-Bag-for-Pain-Relief Catelog - 250208125716/Electric-Hot-Water-Bag.mp4</text:p>
          </table:table-cell>
        </table:table-row>
        <table:table-row table:style-name="ro2">
          <table:table-cell/>
          <table:table-cell table:style-name="ce5" office:value-type="string" calcext:value-type="string">
            <text:p>HC2_2024 </text:p>
          </table:table-cell>
          <table:table-cell/>
          <table:table-cell office:value-type="string" calcext:value-type="string">
            <text:p>product/beauty and health/health care/Head-Massager-for-Pain-Relief Catelog - 250207112506/Head-Massager-for-Pain-Main.jpg</text:p>
          </table:table-cell>
        </table:table-row>
        <table:table-row table:style-name="ro2">
          <table:table-cell/>
          <table:table-cell table:style-name="ce5" office:value-type="string" calcext:value-type="string">
            <text:p>HC2_2024 </text:p>
          </table:table-cell>
          <table:table-cell/>
          <table:table-cell office:value-type="string" calcext:value-type="string">
            <text:p>product/beauty and health/health care/Head-Massager-for-Pain-Relief Catelog - 250207112506/Head-Massager-for-Pain-Relief1-1678773521.jpg</text:p>
          </table:table-cell>
        </table:table-row>
        <table:table-row table:style-name="ro2">
          <table:table-cell/>
          <table:table-cell table:style-name="ce5" office:value-type="string" calcext:value-type="string">
            <text:p>HC2_2024 </text:p>
          </table:table-cell>
          <table:table-cell/>
          <table:table-cell office:value-type="string" calcext:value-type="string">
            <text:p>product/beauty and health/health care/Head-Massager-for-Pain-Relief Catelog - 250207112506/Head-Massager-for-Pain-Relief3-1678773521.jpg</text:p>
          </table:table-cell>
        </table:table-row>
        <table:table-row table:style-name="ro2">
          <table:table-cell/>
          <table:table-cell table:style-name="ce5" office:value-type="string" calcext:value-type="string">
            <text:p>HC2_2024 </text:p>
          </table:table-cell>
          <table:table-cell/>
          <table:table-cell office:value-type="string" calcext:value-type="string">
            <text:p>product/beauty and health/health care/Head-Massager-for-Pain-Relief Catelog - 250207112506/Head-Massager-for-Pain-Relief4-1678773521.jpg</text:p>
          </table:table-cell>
        </table:table-row>
        <table:table-row table:style-name="ro2">
          <table:table-cell/>
          <table:table-cell table:style-name="ce5" office:value-type="string" calcext:value-type="string">
            <text:p>HC2_2024 </text:p>
          </table:table-cell>
          <table:table-cell/>
          <table:table-cell office:value-type="string" calcext:value-type="string">
            <text:p>product/beauty and health/health care/Head-Massager-for-Pain-Relief Catelog - 250207112506/Head-Massager-for-Pain-Relief5-1678773522.jpg</text:p>
          </table:table-cell>
        </table:table-row>
        <table:table-row table:style-name="ro2">
          <table:table-cell/>
          <table:table-cell table:style-name="ce5" office:value-type="string" calcext:value-type="string">
            <text:p>HC2_2024 </text:p>
          </table:table-cell>
          <table:table-cell/>
          <table:table-cell office:value-type="string" calcext:value-type="string">
            <text:p>product/beauty and health/health care/Head-Massager-for-Pain-Relief Catelog - 250207112506/Head-Massager-for-Pain-Relief6-1678773522.jpg</text:p>
          </table:table-cell>
        </table:table-row>
        <table:table-row table:style-name="ro2">
          <table:table-cell/>
          <table:table-cell table:style-name="ce5" office:value-type="string" calcext:value-type="string">
            <text:p>HC2_2024 </text:p>
          </table:table-cell>
          <table:table-cell/>
          <table:table-cell office:value-type="string" calcext:value-type="string">
            <text:p>product/beauty and health/health care/Head-Massager-for-Pain-Relief Catelog - 250207112506/Head-Massager-for-Pain-Relief7-1678773522.jpg</text:p>
          </table:table-cell>
        </table:table-row>
        <table:table-row table:style-name="ro2">
          <table:table-cell/>
          <table:table-cell table:style-name="ce5" office:value-type="string" calcext:value-type="string">
            <text:p>HC2_2024 </text:p>
          </table:table-cell>
          <table:table-cell/>
          <table:table-cell office:value-type="string" calcext:value-type="string">
            <text:p>product/beauty and health/health care/Head-Massager-for-Pain-Relief Catelog - 250207112506/Head-Massager-for-Pain-Relief8-1678773522.jpg</text:p>
          </table:table-cell>
        </table:table-row>
        <table:table-row table:style-name="ro2">
          <table:table-cell/>
          <table:table-cell table:style-name="ce5" office:value-type="string" calcext:value-type="string">
            <text:p>HC3 </text:p>
          </table:table-cell>
          <table:table-cell/>
          <table:table-cell office:value-type="string" calcext:value-type="string">
            <text:p>product/beauty and health/health care/Relax Spin Tone Body Full Body Massager Electric Machine with 3 Massage Heads for Pain Relief and Relaxation, For Back, Leg &amp; Foot/relax-spin-tone-body-full-body-m.webp</text:p>
          </table:table-cell>
        </table:table-row>
        <table:table-row table:style-name="ro2">
          <table:table-cell/>
          <table:table-cell table:style-name="ce5" office:value-type="string" calcext:value-type="string">
            <text:p>HC3 </text:p>
          </table:table-cell>
          <table:table-cell/>
          <table:table-cell office:value-type="string" calcext:value-type="string">
            <text:p>product/beauty and health/health care/Relax Spin Tone Body Full Body Massager Electric Machine with 3 Massage Heads for Pain Relief and Relaxation, For Back, Leg &amp; Foot/tm9zc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HC3 </text:p>
          </table:table-cell>
          <table:table-cell/>
          <table:table-cell office:value-type="string" calcext:value-type="string">
            <text:p>product/beauty and health/health care/Relax Spin Tone Body Full Body Massager Electric Machine with 3 Massage Heads for Pain Relief and Relaxation, For Back, Leg &amp; Foot/cfigl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HC3 </text:p>
          </table:table-cell>
          <table:table-cell/>
          <table:table-cell office:value-type="string" calcext:value-type="string">
            <text:p>product/beauty and health/health care/Relax Spin Tone Body Full Body Massager Electric Machine with 3 Massage Heads for Pain Relief and Relaxation, For Back, Leg &amp; Foot/efwxm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HC3 </text:p>
          </table:table-cell>
          <table:table-cell/>
          <table:table-cell office:value-type="string" calcext:value-type="string">
            <text:p>product/beauty and health/health care/Relax Spin Tone Body Full Body Massager Electric Machine with 3 Massage Heads for Pain Relief and Relaxation, For Back, Leg &amp; Foot/gtysk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HC3 </text:p>
          </table:table-cell>
          <table:table-cell/>
          <table:table-cell office:value-type="string" calcext:value-type="string">
            <text:p>product/beauty and health/health care/Relax Spin Tone Body Full Body Massager Electric Machine with 3 Massage Heads for Pain Relief and Relaxation, For Back, Leg &amp; Foot/ufen4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MU2_2024 </text:p>
          </table:table-cell>
          <table:table-cell/>
          <table:table-cell office:value-type="string" calcext:value-type="string">
            <text:p>product/beauty and health/makeup/7-in-1-cosmetics-bottle Catelog - 250208111013/7-in-1-cosmetics-bottle-1714370461 Main.jpg</text:p>
          </table:table-cell>
        </table:table-row>
        <table:table-row table:style-name="ro2">
          <table:table-cell/>
          <table:table-cell table:style-name="ce5" office:value-type="string" calcext:value-type="string">
            <text:p>MU2_2024 </text:p>
          </table:table-cell>
          <table:table-cell/>
          <table:table-cell office:value-type="string" calcext:value-type="string">
            <text:p>product/beauty and health/makeup/7-in-1-cosmetics-bottle Catelog - 250208111013/7-in-1-cosmetics-bottle1-1714370462.jpg</text:p>
          </table:table-cell>
        </table:table-row>
        <table:table-row table:style-name="ro2">
          <table:table-cell/>
          <table:table-cell table:style-name="ce5" office:value-type="string" calcext:value-type="string">
            <text:p>MU2_2024 </text:p>
          </table:table-cell>
          <table:table-cell/>
          <table:table-cell office:value-type="string" calcext:value-type="string">
            <text:p>product/beauty and health/makeup/7-in-1-cosmetics-bottle Catelog - 250208111013/7-in-1-cosmetics-bottle1-17143704623.jpg</text:p>
          </table:table-cell>
        </table:table-row>
        <table:table-row table:style-name="ro2">
          <table:table-cell/>
          <table:table-cell table:style-name="ce5" office:value-type="string" calcext:value-type="string">
            <text:p>MU2_2024 </text:p>
          </table:table-cell>
          <table:table-cell/>
          <table:table-cell office:value-type="string" calcext:value-type="string">
            <text:p>product/beauty and health/makeup/7-in-1-cosmetics-bottle Catelog - 250208111013/7-in-1-cosmetics-bottle2-1714370462.jpg</text:p>
          </table:table-cell>
        </table:table-row>
        <table:table-row table:style-name="ro2">
          <table:table-cell/>
          <table:table-cell table:style-name="ce5" office:value-type="string" calcext:value-type="string">
            <text:p>MU2_2024 </text:p>
          </table:table-cell>
          <table:table-cell/>
          <table:table-cell office:value-type="string" calcext:value-type="string">
            <text:p>product/beauty and health/makeup/7-in-1-cosmetics-bottle Catelog - 250208111013/7-in-1-cosmetics-bottle3-1714370462.jpg</text:p>
          </table:table-cell>
        </table:table-row>
        <table:table-row table:style-name="ro2">
          <table:table-cell/>
          <table:table-cell table:style-name="ce5" office:value-type="string" calcext:value-type="string">
            <text:p>MU2_2024 </text:p>
          </table:table-cell>
          <table:table-cell/>
          <table:table-cell office:value-type="string" calcext:value-type="string">
            <text:p>product/beauty and health/makeup/7-in-1-cosmetics-bottle Catelog - 250208111013/7-in-1-cosmetics-bottle4-1714370462.jpg</text:p>
          </table:table-cell>
        </table:table-row>
        <table:table-row table:style-name="ro2">
          <table:table-cell/>
          <table:table-cell table:style-name="ce5" office:value-type="string" calcext:value-type="string">
            <text:p>MU2_2024 </text:p>
          </table:table-cell>
          <table:table-cell/>
          <table:table-cell office:value-type="string" calcext:value-type="string">
            <text:p>product/beauty and health/makeup/7-in-1-cosmetics-bottle Catelog - 250208111013/7-in-1-cosmetics-bottle5-1714370463.jpg</text:p>
          </table:table-cell>
        </table:table-row>
        <table:table-row table:style-name="ro2">
          <table:table-cell/>
          <table:table-cell table:style-name="ce5" office:value-type="string" calcext:value-type="string">
            <text:p>MU2_2024 </text:p>
          </table:table-cell>
          <table:table-cell/>
          <table:table-cell office:value-type="string" calcext:value-type="string">
            <text:p>product/beauty and health/makeup/7-in-1-cosmetics-bottle Catelog - 250208111013/7-in-1-cosmetics-bottle5-1714370463.jpg</text:p>
          </table:table-cell>
        </table:table-row>
        <table:table-row table:style-name="ro2">
          <table:table-cell/>
          <table:table-cell table:style-name="ce5" office:value-type="string" calcext:value-type="string">
            <text:p>MU2_2024 </text:p>
          </table:table-cell>
          <table:table-cell/>
          <table:table-cell office:value-type="string" calcext:value-type="string">
            <text:p>product/beauty and health/makeup/7-in-1-cosmetics-bottle Catelog - 250208111013/7-in-1-cosmetics-bottle6-1714370463 (2).png</text:p>
          </table:table-cell>
        </table:table-row>
        <table:table-row table:style-name="ro2">
          <table:table-cell/>
          <table:table-cell table:style-name="ce5" office:value-type="string" calcext:value-type="string">
            <text:p>MU2_2024 </text:p>
          </table:table-cell>
          <table:table-cell/>
          <table:table-cell office:value-type="string" calcext:value-type="string">
            <text:p>product/beauty and health/makeup/7-in-1-cosmetics-bottle Catelog - 250208111013/7-in-1-cosmetics-bottle6-1714370463 (3).png</text:p>
          </table:table-cell>
        </table:table-row>
        <table:table-row table:style-name="ro2">
          <table:table-cell/>
          <table:table-cell table:style-name="ce5" office:value-type="string" calcext:value-type="string">
            <text:p>MU2_2024 </text:p>
          </table:table-cell>
          <table:table-cell/>
          <table:table-cell office:value-type="string" calcext:value-type="string">
            <text:p>product/beauty and health/makeup/7-in-1-cosmetics-bottle Catelog - 250208111013/7-in-1-cosmetics-bottle6-1714370463.jpg</text:p>
          </table:table-cell>
        </table:table-row>
        <table:table-row table:style-name="ro2">
          <table:table-cell/>
          <table:table-cell table:style-name="ce5" office:value-type="string" calcext:value-type="string">
            <text:p>MU2_2024 </text:p>
          </table:table-cell>
          <table:table-cell/>
          <table:table-cell office:value-type="string" calcext:value-type="string">
            <text:p>product/beauty and health/makeup/7-in-1-cosmetics-bottle Catelog - 250208111013/7-in-1-cosmetics-bottle6-1714370463.png</text:p>
          </table:table-cell>
        </table:table-row>
        <table:table-row table:style-name="ro2">
          <table:table-cell/>
          <table:table-cell table:style-name="ce5" office:value-type="string" calcext:value-type="string">
            <text:p>Sk1 </text:p>
          </table:table-cell>
          <table:table-cell/>
          <table:table-cell office:value-type="string" calcext:value-type="string">
            <text:p>product/beauty and health/skin care/3 In 1 Electric Face Massager/evsaz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Sk1 </text:p>
          </table:table-cell>
          <table:table-cell/>
          <table:table-cell office:value-type="string" calcext:value-type="string">
            <text:p>product/beauty and health/skin care/3 In 1 Electric Face Massager/pgigs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Sk1 </text:p>
          </table:table-cell>
          <table:table-cell/>
          <table:table-cell office:value-type="string" calcext:value-type="string">
            <text:p>product/beauty and health/skin care/3 In 1 Electric Face Massager/ds2ge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Sk1 </text:p>
          </table:table-cell>
          <table:table-cell/>
          <table:table-cell office:value-type="string" calcext:value-type="string">
            <text:p>product/beauty and health/skin care/3 In 1 Electric Face Massager/ezvoo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Sk1 </text:p>
          </table:table-cell>
          <table:table-cell/>
          <table:table-cell office:value-type="string" calcext:value-type="string">
            <text:p>product/beauty and health/skin care/3 In 1 Electric Face Massager/gwih6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Sk1 </text:p>
          </table:table-cell>
          <table:table-cell/>
          <table:table-cell office:value-type="string" calcext:value-type="string">
            <text:p>product/beauty and health/skin care/3 In 1 Electric Face Massager/say6g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Sk1 </text:p>
          </table:table-cell>
          <table:table-cell/>
          <table:table-cell office:value-type="string" calcext:value-type="string">
            <text:p>product/beauty and health/skin care/3 In 1 Electric Face Massager/tqnm8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Sk1 </text:p>
          </table:table-cell>
          <table:table-cell/>
          <table:table-cell office:value-type="string" calcext:value-type="string">
            <text:p>product/beauty and health/skin care/3 In 1 Electric Face Massager/tsje3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SK2</text:p>
          </table:table-cell>
          <table:table-cell/>
          <table:table-cell office:value-type="string" calcext:value-type="string">
            <text:p>product/beauty and health/skin care/Matico Brightening &amp; Whitening Vitamin C Face Serum/main.webp</text:p>
          </table:table-cell>
        </table:table-row>
        <table:table-row table:style-name="ro2">
          <table:table-cell/>
          <table:table-cell table:style-name="ce5" office:value-type="string" calcext:value-type="string">
            <text:p>SK3</text:p>
          </table:table-cell>
          <table:table-cell/>
          <table:table-cell office:value-type="string" calcext:value-type="string">
            <text:p>product/beauty and health/skin care/Matico Brightening &amp; Whitening Vitamin C Face Serum/jwp9y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SK4</text:p>
          </table:table-cell>
          <table:table-cell/>
          <table:table-cell office:value-type="string" calcext:value-type="string">
            <text:p>product/beauty and health/skin care/Matico Brightening &amp; Whitening Vitamin C Face Serum/nixj4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SK5</text:p>
          </table:table-cell>
          <table:table-cell/>
          <table:table-cell office:value-type="string" calcext:value-type="string">
            <text:p>product/beauty and health/skin care/Matico Brightening &amp; Whitening Vitamin C Face Serum/zrbi1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G1 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product/gifts/Artificial Red Rose 24K Gold Plated/colors option/golden/i6wbw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G1 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product/gifts/Artificial Red Rose 24K Gold Plated/colors option/golden/90svh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G1 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product/gifts/Artificial Red Rose 24K Gold Plated/colors option/golden/qhi41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G1 </text:p>
          </table:table-cell>
          <table:table-cell office:value-type="string" calcext:value-type="string">
            <text:p>golden with no stand</text:p>
          </table:table-cell>
          <table:table-cell office:value-type="string" calcext:value-type="string">
            <text:p>product/gifts/Artificial Red Rose 24K Gold Plated/colors option/golden with no stand/brjjk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G1 </text:p>
          </table:table-cell>
          <table:table-cell office:value-type="string" calcext:value-type="string">
            <text:p>golden with no stand</text:p>
          </table:table-cell>
          <table:table-cell office:value-type="string" calcext:value-type="string">
            <text:p>product/gifts/Artificial Red Rose 24K Gold Plated/colors option/golden with no stand/y0jtn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G1 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oduct/gifts/Artificial Red Rose 24K Gold Plated/colors option/red/wk92y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G1 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oduct/gifts/Artificial Red Rose 24K Gold Plated/colors option/red/anzmz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G1 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oduct/gifts/Artificial Red Rose 24K Gold Plated/colors option/red/mgeh5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G1 </text:p>
          </table:table-cell>
          <table:table-cell office:value-type="string" calcext:value-type="string">
            <text:p>red with no stand</text:p>
          </table:table-cell>
          <table:table-cell office:value-type="string" calcext:value-type="string">
            <text:p>product/gifts/Artificial Red Rose 24K Gold Plated/colors option/red with no stand/rvt1i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G1 </text:p>
          </table:table-cell>
          <table:table-cell office:value-type="string" calcext:value-type="string">
            <text:p>red with no stand</text:p>
          </table:table-cell>
          <table:table-cell office:value-type="string" calcext:value-type="string">
            <text:p>product/gifts/Artificial Red Rose 24K Gold Plated/colors option/red with no stand/eknyj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HADU1 </text:p>
          </table:table-cell>
          <table:table-cell/>
          <table:table-cell office:value-type="string" calcext:value-type="string">
            <text:p>product/home and kitchen/daily use/Foldable-Mini-Capsule-Umbrella Catelog - 250208021353/Foldable-Mini-Capsule-Umbrella-1720498695 Main.jpg</text:p>
          </table:table-cell>
        </table:table-row>
        <table:table-row table:style-name="ro2">
          <table:table-cell/>
          <table:table-cell table:style-name="ce5" office:value-type="string" calcext:value-type="string">
            <text:p>HADU1 </text:p>
          </table:table-cell>
          <table:table-cell/>
          <table:table-cell office:value-type="string" calcext:value-type="string">
            <text:p>product/home and kitchen/daily use/Foldable-Mini-Capsule-Umbrella Catelog - 250208021353/Foldable-Mini-Capsule-Umbrella-1720498695 Main.mp4</text:p>
          </table:table-cell>
        </table:table-row>
        <table:table-row table:style-name="ro2">
          <table:table-cell/>
          <table:table-cell table:style-name="ce5" office:value-type="string" calcext:value-type="string">
            <text:p>HADU1 </text:p>
          </table:table-cell>
          <table:table-cell/>
          <table:table-cell office:value-type="string" calcext:value-type="string">
            <text:p>product/home and kitchen/daily use/Foldable-Mini-Capsule-Umbrella Catelog - 250208021353/Foldable-Mini-Cute-and-Small-C1-1653911307.jpg</text:p>
          </table:table-cell>
        </table:table-row>
        <table:table-row table:style-name="ro2">
          <table:table-cell/>
          <table:table-cell table:style-name="ce5" office:value-type="string" calcext:value-type="string">
            <text:p>HADU1 </text:p>
          </table:table-cell>
          <table:table-cell/>
          <table:table-cell office:value-type="string" calcext:value-type="string">
            <text:p>product/home and kitchen/daily use/Foldable-Mini-Capsule-Umbrella Catelog - 250208021353/Foldable-Mini-Cute-and-Small-C2-1653911307.jpg</text:p>
          </table:table-cell>
        </table:table-row>
        <table:table-row table:style-name="ro2">
          <table:table-cell/>
          <table:table-cell table:style-name="ce5" office:value-type="string" calcext:value-type="string">
            <text:p>HADU1 </text:p>
          </table:table-cell>
          <table:table-cell/>
          <table:table-cell office:value-type="string" calcext:value-type="string">
            <text:p>product/home and kitchen/daily use/Foldable-Mini-Capsule-Umbrella Catelog - 250208021353/Foldable-Mini-Cute-and-Small-C4-1653911308.jpg</text:p>
          </table:table-cell>
        </table:table-row>
        <table:table-row table:style-name="ro2">
          <table:table-cell/>
          <table:table-cell table:style-name="ce5" office:value-type="string" calcext:value-type="string">
            <text:p>HADU1 </text:p>
          </table:table-cell>
          <table:table-cell/>
          <table:table-cell office:value-type="string" calcext:value-type="string">
            <text:p>product/home and kitchen/daily use/Foldable-Mini-Capsule-Umbrella Catelog - 250208021353/Foldable-Mini-Cute-and-Small-C5-1653911308.jpg</text:p>
          </table:table-cell>
        </table:table-row>
        <table:table-row table:style-name="ro2">
          <table:table-cell/>
          <table:table-cell table:style-name="ce5" office:value-type="string" calcext:value-type="string">
            <text:p>HADU1 </text:p>
          </table:table-cell>
          <table:table-cell/>
          <table:table-cell office:value-type="string" calcext:value-type="string">
            <text:p>product/home and kitchen/daily use/Foldable-Mini-Capsule-Umbrella Catelog - 250208021353/Foldable-Mini-Cute-and-Small-C6-1653911309.jpg</text:p>
          </table:table-cell>
        </table:table-row>
        <table:table-row table:style-name="ro2">
          <table:table-cell/>
          <table:table-cell table:style-name="ce5" office:value-type="string" calcext:value-type="string">
            <text:p>HADU1 </text:p>
          </table:table-cell>
          <table:table-cell/>
          <table:table-cell office:value-type="string" calcext:value-type="string">
            <text:p>product/home and kitchen/daily use/Foldable-Mini-Capsule-Umbrella Catelog - 250208021353/Foldable-Mini-Cute-and-Small-C7-1653911309.jpg</text:p>
          </table:table-cell>
        </table:table-row>
        <table:table-row table:style-name="ro2">
          <table:table-cell/>
          <table:table-cell table:style-name="ce5" office:value-type="string" calcext:value-type="string">
            <text:p>KA1_2024 </text:p>
          </table:table-cell>
          <table:table-cell/>
          <table:table-cell office:value-type="string" calcext:value-type="string">
            <text:p>product/home and kitchen/kitchen and appliances/Electric Capsule Cutter Grinder Machine Kitchenware/Electric-Capsule-Cutter-Grinde- Main.jpg</text:p>
          </table:table-cell>
        </table:table-row>
        <table:table-row table:style-name="ro2">
          <table:table-cell/>
          <table:table-cell table:style-name="ce5" office:value-type="string" calcext:value-type="string">
            <text:p>KA1_2024 </text:p>
          </table:table-cell>
          <table:table-cell/>
          <table:table-cell office:value-type="string" calcext:value-type="string">
            <text:p>product/home and kitchen/kitchen and appliances/Electric Capsule Cutter Grinder Machine Kitchenware/Electric-Capsule-Cutter-Grinde.mp4</text:p>
          </table:table-cell>
        </table:table-row>
        <table:table-row table:style-name="ro2">
          <table:table-cell/>
          <table:table-cell table:style-name="ce5" office:value-type="string" calcext:value-type="string">
            <text:p>KA1_2024 </text:p>
          </table:table-cell>
          <table:table-cell/>
          <table:table-cell office:value-type="string" calcext:value-type="string">
            <text:p>product/home and kitchen/kitchen and appliances/Electric Capsule Cutter Grinder Machine Kitchenware/Electric-Capsule-Cutter-Grinde1-1670055145.jpg</text:p>
          </table:table-cell>
        </table:table-row>
        <table:table-row table:style-name="ro2">
          <table:table-cell/>
          <table:table-cell table:style-name="ce5" office:value-type="string" calcext:value-type="string">
            <text:p>KA1_2024 </text:p>
          </table:table-cell>
          <table:table-cell/>
          <table:table-cell office:value-type="string" calcext:value-type="string">
            <text:p>product/home and kitchen/kitchen and appliances/Electric Capsule Cutter Grinder Machine Kitchenware/Electric-Capsule-Cutter-Grinde2-1670055145.jpg</text:p>
          </table:table-cell>
        </table:table-row>
        <table:table-row table:style-name="ro2">
          <table:table-cell/>
          <table:table-cell table:style-name="ce5" office:value-type="string" calcext:value-type="string">
            <text:p>KA1_2024 </text:p>
          </table:table-cell>
          <table:table-cell/>
          <table:table-cell office:value-type="string" calcext:value-type="string">
            <text:p>product/home and kitchen/kitchen and appliances/Electric Capsule Cutter Grinder Machine Kitchenware/Electric-Capsule-Cutter-Grinde3-1670055146.jpg</text:p>
          </table:table-cell>
        </table:table-row>
        <table:table-row table:style-name="ro2">
          <table:table-cell/>
          <table:table-cell table:style-name="ce5" office:value-type="string" calcext:value-type="string">
            <text:p>KA1_2024 </text:p>
          </table:table-cell>
          <table:table-cell/>
          <table:table-cell office:value-type="string" calcext:value-type="string">
            <text:p>product/home and kitchen/kitchen and appliances/Electric Capsule Cutter Grinder Machine Kitchenware/Electric-Capsule-Cutter-Grinde4-1670055146.jpg</text:p>
          </table:table-cell>
        </table:table-row>
        <table:table-row table:style-name="ro2">
          <table:table-cell/>
          <table:table-cell table:style-name="ce5" office:value-type="string" calcext:value-type="string">
            <text:p>KA1_2024 </text:p>
          </table:table-cell>
          <table:table-cell/>
          <table:table-cell office:value-type="string" calcext:value-type="string">
            <text:p>product/home and kitchen/kitchen and appliances/Electric Capsule Cutter Grinder Machine Kitchenware/Electric-Capsule-Cutter-Grinde5-1670055146.jpg</text:p>
          </table:table-cell>
        </table:table-row>
        <table:table-row table:style-name="ro2">
          <table:table-cell/>
          <table:table-cell table:style-name="ce5" office:value-type="string" calcext:value-type="string">
            <text:p>KA1_2024 </text:p>
          </table:table-cell>
          <table:table-cell/>
          <table:table-cell office:value-type="string" calcext:value-type="string">
            <text:p>product/home and kitchen/kitchen and appliances/Electric Capsule Cutter Grinder Machine Kitchenware/Electric-Capsule-Cutter-Grinde6-1670055146.jpg</text:p>
          </table:table-cell>
        </table:table-row>
        <table:table-row table:style-name="ro2">
          <table:table-cell/>
          <table:table-cell table:style-name="ce5" office:value-type="string" calcext:value-type="string">
            <text:p>KGW1 </text:p>
          </table:table-cell>
          <table:table-cell office:value-type="string" calcext:value-type="string">
            <text:p>red blue</text:p>
          </table:table-cell>
          <table:table-cell office:value-type="string" calcext:value-type="string">
            <text:p>product/kids/girl wear/Stylish Beautiful Printed Cotton Frock And Jacket Dresses/colors option/red/main.webp</text:p>
          </table:table-cell>
        </table:table-row>
        <table:table-row table:style-name="ro2">
          <table:table-cell/>
          <table:table-cell table:style-name="ce5" office:value-type="string" calcext:value-type="string">
            <text:p>KGW1 </text:p>
          </table:table-cell>
          <table:table-cell office:value-type="string" calcext:value-type="string">
            <text:p>red blue</text:p>
          </table:table-cell>
          <table:table-cell office:value-type="string" calcext:value-type="string">
            <text:p>product/kids/girl wear/Stylish Beautiful Printed Cotton Frock And Jacket Dresses/colors option/red/mxepw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KGW1 </text:p>
          </table:table-cell>
          <table:table-cell office:value-type="string" calcext:value-type="string">
            <text:p>red blue</text:p>
          </table:table-cell>
          <table:table-cell office:value-type="string" calcext:value-type="string">
            <text:p>product/kids/girl wear/Stylish Beautiful Printed Cotton Frock And Jacket Dresses/colors option/red/0b3vc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KGW1 </text:p>
          </table:table-cell>
          <table:table-cell office:value-type="string" calcext:value-type="string">
            <text:p>red blue</text:p>
          </table:table-cell>
          <table:table-cell office:value-type="string" calcext:value-type="string">
            <text:p>product/kids/girl wear/Stylish Beautiful Printed Cotton Frock And Jacket Dresses/colors option/red/pvcga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KGW2 </text:p>
          </table:table-cell>
          <table:table-cell office:value-type="string" calcext:value-type="string">
            <text:p>multicolor brown</text:p>
          </table:table-cell>
          <table:table-cell office:value-type="string" calcext:value-type="string">
            <text:p>product/kids/girl wear/Stylish Partywear Multicolor Cotton Girls Frocks &amp; Dresses/colors option/brown/g3gkk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KGW2 </text:p>
          </table:table-cell>
          <table:table-cell office:value-type="string" calcext:value-type="string">
            <text:p>multicolor brown</text:p>
          </table:table-cell>
          <table:table-cell office:value-type="string" calcext:value-type="string">
            <text:p>product/kids/girl wear/Stylish Partywear Multicolor Cotton Girls Frocks &amp; Dresses/colors option/brown/8aa9e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KGW2 </text:p>
          </table:table-cell>
          <table:table-cell office:value-type="string" calcext:value-type="string">
            <text:p>multicolor brown</text:p>
          </table:table-cell>
          <table:table-cell office:value-type="string" calcext:value-type="string">
            <text:p>product/kids/girl wear/Stylish Partywear Multicolor Cotton Girls Frocks &amp; Dresses/colors option/brown/4bycf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MBW1 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roduct/men/bottom wear/331 Jogger Trackpant/colors option/black/9q9it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MBW1 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roduct/men/bottom wear/331 Jogger Trackpant/colors option/black/1k5up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MBW1 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roduct/men/bottom wear/331 Jogger Trackpant/colors option/black/l0fja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MBW1 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roduct/men/bottom wear/331 Jogger Trackpant/colors option/black/o7bgc_512.jpg</text:p>
          </table:table-cell>
        </table:table-row>
        <table:table-row table:style-name="ro2">
          <table:table-cell/>
          <table:table-cell table:style-name="ce5" office:value-type="string" calcext:value-type="string">
            <text:p>MBW1 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product/men/bottom wear/331 Jogger Trackpant/colors option/blue/7urg4_512.jpg</text:p>
          </table:table-cell>
        </table:table-row>
        <table:table-row table:style-name="ro2">
          <table:table-cell/>
          <table:table-cell table:style-name="ce5" office:value-type="string" calcext:value-type="string">
            <text:p>MBW1 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product/men/bottom wear/331 Jogger Trackpant/colors option/blue/7urg4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MBW1 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product/men/bottom wear/331 Jogger Trackpant/colors option/blue/9njjf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MBW1 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product/men/bottom wear/331 Jogger Trackpant/colors option/blue/gu1xf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MBW1 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product/men/bottom wear/331 Jogger Trackpant/colors option/blue/mv09r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MBW1 </text:p>
          </table:table-cell>
          <table:table-cell office:value-type="string" calcext:value-type="string">
            <text:p>green khaki brown</text:p>
          </table:table-cell>
          <table:table-cell office:value-type="string" calcext:value-type="string">
            <text:p>product/men/bottom wear/331 Jogger Trackpant/colors option/green/fp8uk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MBW1 </text:p>
          </table:table-cell>
          <table:table-cell office:value-type="string" calcext:value-type="string">
            <text:p>green khaki brown</text:p>
          </table:table-cell>
          <table:table-cell office:value-type="string" calcext:value-type="string">
            <text:p>product/men/bottom wear/331 Jogger Trackpant/colors option/green/khdov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MBW1 </text:p>
          </table:table-cell>
          <table:table-cell office:value-type="string" calcext:value-type="string">
            <text:p>green khaki brown</text:p>
          </table:table-cell>
          <table:table-cell office:value-type="string" calcext:value-type="string">
            <text:p>product/men/bottom wear/331 Jogger Trackpant/colors option/green/oth2r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MBW1 </text:p>
          </table:table-cell>
          <table:table-cell office:value-type="string" calcext:value-type="string">
            <text:p>green khaki brown</text:p>
          </table:table-cell>
          <table:table-cell office:value-type="string" calcext:value-type="string">
            <text:p>product/men/bottom wear/331 Jogger Trackpant/colors option/green/r2ptv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MBW1 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oduct/men/bottom wear/331 Jogger Trackpant/colors option/red/xnsf1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MBW1 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oduct/men/bottom wear/331 Jogger Trackpant/colors option/red/wesz8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MBW1 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oduct/men/bottom wear/331 Jogger Trackpant/colors option/red/wesz8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MBW1 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oduct/men/bottom wear/331 Jogger Trackpant/colors option/red/uh7w6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MBW1 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oduct/men/bottom wear/331 Jogger Trackpant/colors option/red/xnsf1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MBW1 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oduct/men/bottom wear/331 Jogger Trackpant/colors option/white/azp9v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MBW1 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oduct/men/bottom wear/331 Jogger Trackpant/colors option/white/iz8wr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MBW1 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oduct/men/bottom wear/331 Jogger Trackpant/colors option/white/kac3t_512.jpg</text:p>
          </table:table-cell>
        </table:table-row>
        <table:table-row table:style-name="ro2">
          <table:table-cell/>
          <table:table-cell table:style-name="ce5" office:value-type="string" calcext:value-type="string">
            <text:p>MBW1 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oduct/men/bottom wear/331 Jogger Trackpant/colors option/white/kac3t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MBW1 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oduct/men/bottom wear/331 Jogger Trackpant/colors option/white/tggz6_512.png</text:p>
          </table:table-cell>
        </table:table-row>
        <table:table-row table:style-name="ro2">
          <table:table-cell/>
          <table:table-cell table:style-name="ce5" office:value-type="string" calcext:value-type="string">
            <text:p>MBW1 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oduct/men/bottom wear/331 Jogger Trackpant/colors option/white/y7dhd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MMAS1 </text:p>
          </table:table-cell>
          <table:table-cell/>
          <table:table-cell office:value-type="string" calcext:value-type="string">
            <text:p>product/men/men accessories/sports shocks/SPORTS SOCKS FOR MEN 12 PAIR/colors option/2wzfz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MMAS1 </text:p>
          </table:table-cell>
          <table:table-cell/>
          <table:table-cell office:value-type="string" calcext:value-type="string">
            <text:p>product/men/men accessories/sports shocks/SPORTS SOCKS FOR MEN 12 PAIR/colors option/8dabw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MMAS1 </text:p>
          </table:table-cell>
          <table:table-cell/>
          <table:table-cell office:value-type="string" calcext:value-type="string">
            <text:p>product/men/men accessories/sports shocks/SPORTS SOCKS FOR MEN 12 PAIR/colors option/20gjn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MMAS1 </text:p>
          </table:table-cell>
          <table:table-cell/>
          <table:table-cell office:value-type="string" calcext:value-type="string">
            <text:p>product/men/men accessories/sports shocks/SPORTS SOCKS FOR MEN 12 PAIR/colors option/jdm1f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MTW1 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roduct/men/top wear/Stylish Glamorous Men Shirts/colors option/black/5sg2j_512.jpg</text:p>
          </table:table-cell>
        </table:table-row>
        <table:table-row table:style-name="ro2">
          <table:table-cell/>
          <table:table-cell table:style-name="ce5" office:value-type="string" calcext:value-type="string">
            <text:p>MTW1 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roduct/men/top wear/Stylish Glamorous Men Shirts/colors option/black/5sg2j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MTW1 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roduct/men/top wear/Stylish Glamorous Men Shirts/colors option/black/5u5wy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MTW1 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roduct/men/top wear/Stylish Glamorous Men Shirts/colors option/black/f4ypd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MTW1 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roduct/men/top wear/Stylish Glamorous Men Shirts/colors option/black/izqjo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BW1 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roduct/women/bottom wear/Anara Fashion Women Solid Bell Bottoms Black Trousers &amp; Pants/colors option/black/rj4nc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BW1 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roduct/women/bottom wear/Anara Fashion Women Solid Bell Bottoms Black Trousers &amp; Pants/colors option/black/7wtv6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BW1 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roduct/women/bottom wear/Anara Fashion Women Solid Bell Bottoms Black Trousers &amp; Pants/colors option/black/de5it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BW1 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roduct/women/bottom wear/Anara Fashion Women Solid Bell Bottoms Black Trousers &amp; Pants/colors option/black/wffuj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KS1 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roduct/women/ethnic wear/kurta sets/Pakistani Suit <text:s/>Women Kurta Pair/colors option/black/main.png</text:p>
          </table:table-cell>
        </table:table-row>
        <table:table-row table:style-name="ro2">
          <table:table-cell/>
          <table:table-cell table:style-name="ce5" office:value-type="string" calcext:value-type="string">
            <text:p>WEWKS1 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roduct/women/ethnic wear/kurta sets/Pakistani Suit <text:s/>Women Kurta Pair/colors option/black/2.png</text:p>
          </table:table-cell>
        </table:table-row>
        <table:table-row table:style-name="ro2">
          <table:table-cell/>
          <table:table-cell table:style-name="ce5" office:value-type="string" calcext:value-type="string">
            <text:p>WEWKS1 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roduct/women/ethnic wear/kurta sets/Pakistani Suit <text:s/>Women Kurta Pair/colors option/black/3.png</text:p>
          </table:table-cell>
        </table:table-row>
        <table:table-row table:style-name="ro2">
          <table:table-cell/>
          <table:table-cell table:style-name="ce5" office:value-type="string" calcext:value-type="string">
            <text:p>WEWKS1 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product/women/ethnic wear/kurta sets/Pakistani Suit <text:s/>Women Kurta Pair/colors option/blue/main blue.png</text:p>
          </table:table-cell>
        </table:table-row>
        <table:table-row table:style-name="ro2">
          <table:table-cell/>
          <table:table-cell table:style-name="ce5" office:value-type="string" calcext:value-type="string">
            <text:p>WEWKS1 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product/women/ethnic wear/kurta sets/Pakistani Suit <text:s/>Women Kurta Pair/colors option/blue/3.png</text:p>
          </table:table-cell>
        </table:table-row>
        <table:table-row table:style-name="ro2">
          <table:table-cell/>
          <table:table-cell table:style-name="ce5" office:value-type="string" calcext:value-type="string">
            <text:p>WEWKS1 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product/women/ethnic wear/kurta sets/Pakistani Suit <text:s/>Women Kurta Pair/colors option/blue/1.png</text:p>
          </table:table-cell>
        </table:table-row>
        <table:table-row table:style-name="ro2">
          <table:table-cell/>
          <table:table-cell table:style-name="ce5" office:value-type="string" calcext:value-type="string">
            <text:p>WEWKS1 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product/women/ethnic wear/kurta sets/Pakistani Suit <text:s/>Women Kurta Pair/colors option/blue/2.png</text:p>
          </table:table-cell>
        </table:table-row>
        <table:table-row table:style-name="ro2">
          <table:table-cell/>
          <table:table-cell table:style-name="ce5" office:value-type="string" calcext:value-type="string">
            <text:p>WEWKS1 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product/women/ethnic wear/kurta sets/Pakistani Suit <text:s/>Women Kurta Pair/colors option/blue/4.png</text:p>
          </table:table-cell>
        </table:table-row>
        <table:table-row table:style-name="ro2">
          <table:table-cell/>
          <table:table-cell table:style-name="ce5" office:value-type="string" calcext:value-type="string">
            <text:p>WEWKS1 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roduct/women/ethnic wear/kurta sets/Pakistani Suit <text:s/>Women Kurta Pair/colors option/green/main.png</text:p>
          </table:table-cell>
        </table:table-row>
        <table:table-row table:style-name="ro2">
          <table:table-cell/>
          <table:table-cell table:style-name="ce5" office:value-type="string" calcext:value-type="string">
            <text:p>WEWKS1 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roduct/women/ethnic wear/kurta sets/Pakistani Suit <text:s/>Women Kurta Pair/colors option/green/2.png</text:p>
          </table:table-cell>
        </table:table-row>
        <table:table-row table:style-name="ro2">
          <table:table-cell/>
          <table:table-cell table:style-name="ce5" office:value-type="string" calcext:value-type="string">
            <text:p>WEWKS1 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roduct/women/ethnic wear/kurta sets/Pakistani Suit <text:s/>Women Kurta Pair/colors option/green/3.png</text:p>
          </table:table-cell>
        </table:table-row>
        <table:table-row table:style-name="ro2">
          <table:table-cell/>
          <table:table-cell table:style-name="ce5" office:value-type="string" calcext:value-type="string">
            <text:p>WEWKS1 </text:p>
          </table:table-cell>
          <table:table-cell office:value-type="string" calcext:value-type="string">
            <text:p>sky blue</text:p>
          </table:table-cell>
          <table:table-cell office:value-type="string" calcext:value-type="string">
            <text:p>product/women/ethnic wear/kurta sets/Pakistani Suit <text:s/>Women Kurta Pair/colors option/sky blue/main.png</text:p>
          </table:table-cell>
        </table:table-row>
        <table:table-row table:style-name="ro2">
          <table:table-cell/>
          <table:table-cell table:style-name="ce5" office:value-type="string" calcext:value-type="string">
            <text:p>WEWKS1 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product/women/ethnic wear/kurta sets/Pakistani Suit <text:s/>Women Kurta Pair/colors option/violet/main.png</text:p>
          </table:table-cell>
        </table:table-row>
        <table:table-row table:style-name="ro2">
          <table:table-cell/>
          <table:table-cell table:style-name="ce5" office:value-type="string" calcext:value-type="string">
            <text:p>WEWKS1 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product/women/ethnic wear/kurta sets/Pakistani Suit <text:s/>Women Kurta Pair/colors option/violet/2.png</text:p>
          </table:table-cell>
        </table:table-row>
        <table:table-row table:style-name="ro2">
          <table:table-cell/>
          <table:table-cell table:style-name="ce5" office:value-type="string" calcext:value-type="string">
            <text:p>WEWKS1 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product/women/ethnic wear/kurta sets/Pakistani Suit <text:s/>Women Kurta Pair/colors option/violet/3.png</text:p>
          </table:table-cell>
        </table:table-row>
        <table:table-row table:style-name="ro2">
          <table:table-cell/>
          <table:table-cell table:style-name="ce5" office:value-type="string" calcext:value-type="string">
            <text:p>WEWKS1 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product/women/ethnic wear/kurta sets/Pakistani Suit <text:s/>Women Kurta Pair/colors option/violet/4.png</text:p>
          </table:table-cell>
        </table:table-row>
        <table:table-row table:style-name="ro2">
          <table:table-cell/>
          <table:table-cell table:style-name="ce5" office:value-type="string" calcext:value-type="string">
            <text:p>WEWKS1 </text:p>
          </table:table-cell>
          <table:table-cell office:value-type="string" calcext:value-type="string">
            <text:p>mustard yellow</text:p>
          </table:table-cell>
          <table:table-cell office:value-type="string" calcext:value-type="string">
            <text:p>product/women/ethnic wear/kurta sets/Pakistani Suit <text:s/>Women Kurta Pair/colors option/yellow/main.png</text:p>
          </table:table-cell>
        </table:table-row>
        <table:table-row table:style-name="ro2">
          <table:table-cell/>
          <table:table-cell table:style-name="ce5" office:value-type="string" calcext:value-type="string">
            <text:p>WEWK2 </text:p>
          </table:table-cell>
          <table:table-cell office:value-type="string" calcext:value-type="string">
            <text:p>maroon</text:p>
          </table:table-cell>
          <table:table-cell office:value-type="string" calcext:value-type="string">
            <text:p>product/women/ethnic wear/kurtis/Embroidery Gaithering Anarkali kurtis/colors option/maroon/spnia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K2 </text:p>
          </table:table-cell>
          <table:table-cell office:value-type="string" calcext:value-type="string">
            <text:p>maroon</text:p>
          </table:table-cell>
          <table:table-cell office:value-type="string" calcext:value-type="string">
            <text:p>product/women/ethnic wear/kurtis/Embroidery Gaithering Anarkali kurtis/colors option/maroon/9pbga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K2 </text:p>
          </table:table-cell>
          <table:table-cell office:value-type="string" calcext:value-type="string">
            <text:p>maroon</text:p>
          </table:table-cell>
          <table:table-cell office:value-type="string" calcext:value-type="string">
            <text:p>product/women/ethnic wear/kurtis/Embroidery Gaithering Anarkali kurtis/colors option/maroon/dtxxc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K2 </text:p>
          </table:table-cell>
          <table:table-cell office:value-type="string" calcext:value-type="string">
            <text:p>maroon</text:p>
          </table:table-cell>
          <table:table-cell office:value-type="string" calcext:value-type="string">
            <text:p>product/women/ethnic wear/kurtis/Embroidery Gaithering Anarkali kurtis/colors option/maroon/y0qgd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K2 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product/women/ethnic wear/kurtis/Embroidery Gaithering Anarkali kurtis/colors option/blue/wvhur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K2 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roduct/women/ethnic wear/kurtis/Embroidery Gaithering Anarkali kurtis/colors option/green/xnqoo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K2 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oduct/women/ethnic wear/kurtis/Embroidery Gaithering Anarkali kurtis/colors option/red/47i0w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K2 </text:p>
          </table:table-cell>
          <table:table-cell office:value-type="string" calcext:value-type="string">
            <text:p>sky blue</text:p>
          </table:table-cell>
          <table:table-cell office:value-type="string" calcext:value-type="string">
            <text:p>product/women/ethnic wear/kurtis/Embroidery Gaithering Anarkali kurtis/colors option/sky blue/nh3gp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K1 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roduct/women/ethnic wear/kurtis/Women Straight Printed Kurti/colors option/black/main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K1 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roduct/women/ethnic wear/kurtis/Women Straight Printed Kurti/colors option/black/1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K1 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roduct/women/ethnic wear/kurtis/Women Straight Printed Kurti/colors option/black/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K1 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roduct/women/ethnic wear/kurtis/Women Straight Printed Kurti/colors option/black/3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K1 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product/women/ethnic wear/kurtis/Women Straight Printed Kurti/colors option/blue/main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K1 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roduct/women/ethnic wear/kurtis/Women Straight Printed Kurti/colors option/green/main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K1 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product/women/ethnic wear/kurtis/Women Straight Printed Kurti/colors option/violet/main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L3 </text:p>
          </table:table-cell>
          <table:table-cell office:value-type="string" calcext:value-type="string">
            <text:p>Navy blue </text:p>
          </table:table-cell>
          <table:table-cell office:value-type="string" calcext:value-type="string">
            <text:p>product/women/ethnic wear/lahenga/Beautifull Embroidey Zari Work Lehenga For Women With Blouse Piece And Dupatta/colors option/cgp6r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L3 </text:p>
          </table:table-cell>
          <table:table-cell office:value-type="string" calcext:value-type="string">
            <text:p>Navy blue </text:p>
          </table:table-cell>
          <table:table-cell office:value-type="string" calcext:value-type="string">
            <text:p>product/women/ethnic wear/lahenga/Beautifull Embroidey Zari Work Lehenga For Women With Blouse Piece And Dupatta/colors option/4muet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L3 </text:p>
          </table:table-cell>
          <table:table-cell office:value-type="string" calcext:value-type="string">
            <text:p>Navy blue </text:p>
          </table:table-cell>
          <table:table-cell office:value-type="string" calcext:value-type="string">
            <text:p>product/women/ethnic wear/lahenga/Beautifull Embroidey Zari Work Lehenga For Women With Blouse Piece And Dupatta/colors option/na7nv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L3 </text:p>
          </table:table-cell>
          <table:table-cell office:value-type="string" calcext:value-type="string">
            <text:p>Navy blue </text:p>
          </table:table-cell>
          <table:table-cell office:value-type="string" calcext:value-type="string">
            <text:p>product/women/ethnic wear/lahenga/Beautifull Embroidey Zari Work Lehenga For Women With Blouse Piece And Dupatta/colors option/2bdm0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L1 </text:p>
          </table:table-cell>
          <table:table-cell office:value-type="string" calcext:value-type="string">
            <text:p>blue pink</text:p>
          </table:table-cell>
          <table:table-cell office:value-type="string" calcext:value-type="string">
            <text:p>product/women/ethnic wear/lahenga/Solid Semi Stitched Lehenga Choli/colors option/blue/Screenshot 2025-02-10 214459.png</text:p>
          </table:table-cell>
        </table:table-row>
        <table:table-row table:style-name="ro2">
          <table:table-cell/>
          <table:table-cell table:style-name="ce5" office:value-type="string" calcext:value-type="string">
            <text:p>WEWL1 </text:p>
          </table:table-cell>
          <table:table-cell office:value-type="string" calcext:value-type="string">
            <text:p>blue pink</text:p>
          </table:table-cell>
          <table:table-cell office:value-type="string" calcext:value-type="string">
            <text:p>product/women/ethnic wear/lahenga/Solid Semi Stitched Lehenga Choli/colors option/blue/Screenshot 2025-02-10 214521.png</text:p>
          </table:table-cell>
        </table:table-row>
        <table:table-row table:style-name="ro2">
          <table:table-cell/>
          <table:table-cell table:style-name="ce5" office:value-type="string" calcext:value-type="string">
            <text:p>WEWL1 </text:p>
          </table:table-cell>
          <table:table-cell office:value-type="string" calcext:value-type="string">
            <text:p>blue pink</text:p>
          </table:table-cell>
          <table:table-cell office:value-type="string" calcext:value-type="string">
            <text:p>product/women/ethnic wear/lahenga/Solid Semi Stitched Lehenga Choli/colors option/blue/Screenshot 2025-02-10 214538.png</text:p>
          </table:table-cell>
        </table:table-row>
        <table:table-row table:style-name="ro2">
          <table:table-cell/>
          <table:table-cell table:style-name="ce5" office:value-type="string" calcext:value-type="string">
            <text:p>WEWL1 </text:p>
          </table:table-cell>
          <table:table-cell office:value-type="string" calcext:value-type="string">
            <text:p>blue pink</text:p>
          </table:table-cell>
          <table:table-cell office:value-type="string" calcext:value-type="string">
            <text:p>product/women/ethnic wear/lahenga/Solid Semi Stitched Lehenga Choli/colors option/blue/Screenshot 2025-02-10 214552.png</text:p>
          </table:table-cell>
        </table:table-row>
        <table:table-row table:style-name="ro2">
          <table:table-cell/>
          <table:table-cell table:style-name="ce5" office:value-type="string" calcext:value-type="string">
            <text:p>WEWL1 </text:p>
          </table:table-cell>
          <table:table-cell office:value-type="string" calcext:value-type="string">
            <text:p>blue pink</text:p>
          </table:table-cell>
          <table:table-cell office:value-type="string" calcext:value-type="string">
            <text:p>product/women/ethnic wear/lahenga/Solid Semi Stitched Lehenga Choli/colors option/blue/Screenshot 2025-02-10 214610.png</text:p>
          </table:table-cell>
        </table:table-row>
        <table:table-row table:style-name="ro2">
          <table:table-cell/>
          <table:table-cell table:style-name="ce5" office:value-type="string" calcext:value-type="string">
            <text:p>WEWL1 </text:p>
          </table:table-cell>
          <table:table-cell office:value-type="string" calcext:value-type="string">
            <text:p>blue pink</text:p>
          </table:table-cell>
          <table:table-cell office:value-type="string" calcext:value-type="string">
            <text:p>product/women/ethnic wear/lahenga/Solid Semi Stitched Lehenga Choli/colors option/blue/Screenshot 2025-02-10 214626.png</text:p>
          </table:table-cell>
        </table:table-row>
        <table:table-row table:style-name="ro2">
          <table:table-cell/>
          <table:table-cell table:style-name="ce5" office:value-type="string" calcext:value-type="string">
            <text:p>WEWL1 </text:p>
          </table:table-cell>
          <table:table-cell office:value-type="string" calcext:value-type="string">
            <text:p>blue pink</text:p>
          </table:table-cell>
          <table:table-cell office:value-type="string" calcext:value-type="string">
            <text:p>product/women/ethnic wear/lahenga/Solid Semi Stitched Lehenga Choli/colors option/blue/Screenshot 2025-02-10 214700.png</text:p>
          </table:table-cell>
        </table:table-row>
        <table:table-row table:style-name="ro2">
          <table:table-cell/>
          <table:table-cell table:style-name="ce5" office:value-type="string" calcext:value-type="string">
            <text:p>WEWL1 </text:p>
          </table:table-cell>
          <table:table-cell office:value-type="string" calcext:value-type="string">
            <text:p>blue pink</text:p>
          </table:table-cell>
          <table:table-cell office:value-type="string" calcext:value-type="string">
            <text:p>product/women/ethnic wear/lahenga/Solid Semi Stitched Lehenga Choli/colors option/blue/Screenshot 2025-02-10 214644.png</text:p>
          </table:table-cell>
        </table:table-row>
        <table:table-row table:style-name="ro2">
          <table:table-cell/>
          <table:table-cell table:style-name="ce5" office:value-type="string" calcext:value-type="string">
            <text:p>WEWL1 </text:p>
          </table:table-cell>
          <table:table-cell office:value-type="string" calcext:value-type="string">
            <text:p>green maroon</text:p>
          </table:table-cell>
          <table:table-cell office:value-type="string" calcext:value-type="string">
            <text:p>product/women/ethnic wear/lahenga/Solid Semi Stitched Lehenga Choli/colors option/green/Screenshot 2025-02-10 214838.png</text:p>
          </table:table-cell>
        </table:table-row>
        <table:table-row table:style-name="ro2">
          <table:table-cell/>
          <table:table-cell table:style-name="ce5" office:value-type="string" calcext:value-type="string">
            <text:p>WEWL1 </text:p>
          </table:table-cell>
          <table:table-cell office:value-type="string" calcext:value-type="string">
            <text:p>green maroon</text:p>
          </table:table-cell>
          <table:table-cell office:value-type="string" calcext:value-type="string">
            <text:p>product/women/ethnic wear/lahenga/Solid Semi Stitched Lehenga Choli/colors option/Screenshot 2025-02-10 214725.png</text:p>
          </table:table-cell>
        </table:table-row>
        <table:table-row table:style-name="ro2">
          <table:table-cell/>
          <table:table-cell table:style-name="ce5" office:value-type="string" calcext:value-type="string">
            <text:p>WEWL1 </text:p>
          </table:table-cell>
          <table:table-cell office:value-type="string" calcext:value-type="string">
            <text:p>pink black</text:p>
          </table:table-cell>
          <table:table-cell office:value-type="string" calcext:value-type="string">
            <text:p>product/women/ethnic wear/lahenga/Solid Semi Stitched Lehenga Choli/colors option/pink/Screenshot 2025-02-10 214905.png</text:p>
          </table:table-cell>
        </table:table-row>
        <table:table-row table:style-name="ro2">
          <table:table-cell/>
          <table:table-cell table:style-name="ce5" office:value-type="string" calcext:value-type="string">
            <text:p>WEWL1 </text:p>
          </table:table-cell>
          <table:table-cell office:value-type="string" calcext:value-type="string">
            <text:p>rama pink dark blue</text:p>
          </table:table-cell>
          <table:table-cell office:value-type="string" calcext:value-type="string">
            <text:p>product/women/ethnic wear/lahenga/Solid Semi Stitched Lehenga Choli/colors option/rama/Screenshot 2025-02-10 214918.png</text:p>
          </table:table-cell>
        </table:table-row>
        <table:table-row table:style-name="ro2">
          <table:table-cell/>
          <table:table-cell table:style-name="ce5" office:value-type="string" calcext:value-type="string">
            <text:p>WEWL2 </text:p>
          </table:table-cell>
          <table:table-cell office:value-type="string" calcext:value-type="string">
            <text:p>violet vine maroon</text:p>
          </table:table-cell>
          <table:table-cell office:value-type="string" calcext:value-type="string">
            <text:p>product/women/ethnic wear/lahenga/Velvet Embroidered Semi Stitched Lehenga Choli for Women/colors option/main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L2 </text:p>
          </table:table-cell>
          <table:table-cell office:value-type="string" calcext:value-type="string">
            <text:p>violet vine maroon</text:p>
          </table:table-cell>
          <table:table-cell office:value-type="string" calcext:value-type="string">
            <text:p>product/women/ethnic wear/lahenga/Velvet Embroidered Semi Stitched Lehenga Choli for Women/colors option/isvtm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L2 </text:p>
          </table:table-cell>
          <table:table-cell office:value-type="string" calcext:value-type="string">
            <text:p>violet vine maroon</text:p>
          </table:table-cell>
          <table:table-cell office:value-type="string" calcext:value-type="string">
            <text:p>product/women/ethnic wear/lahenga/Velvet Embroidered Semi Stitched Lehenga Choli for Women/colors option/lohmi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L2 </text:p>
          </table:table-cell>
          <table:table-cell office:value-type="string" calcext:value-type="string">
            <text:p>violet vine maroon</text:p>
          </table:table-cell>
          <table:table-cell office:value-type="string" calcext:value-type="string">
            <text:p>product/women/ethnic wear/lahenga/Velvet Embroidered Semi Stitched Lehenga Choli for Women/colors option/nfuto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SB1 </text:p>
          </table:table-cell>
          <table:table-cell office:value-type="string" calcext:value-type="string">
            <text:p>blue golden</text:p>
          </table:table-cell>
          <table:table-cell office:value-type="string" calcext:value-type="string">
            <text:p>product/women/ethnic wear/saree/Banarsi/banarasi saree/colors option/blue/ijago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SB1 </text:p>
          </table:table-cell>
          <table:table-cell office:value-type="string" calcext:value-type="string">
            <text:p>blue golden</text:p>
          </table:table-cell>
          <table:table-cell office:value-type="string" calcext:value-type="string">
            <text:p>product/women/ethnic wear/saree/Banarsi/banarasi saree/colors option/blue/8d9df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SB1 </text:p>
          </table:table-cell>
          <table:table-cell office:value-type="string" calcext:value-type="string">
            <text:p>green golden</text:p>
          </table:table-cell>
          <table:table-cell office:value-type="string" calcext:value-type="string">
            <text:p>product/women/ethnic wear/saree/Banarsi/banarasi saree/colors option/green/fufrj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SB1 </text:p>
          </table:table-cell>
          <table:table-cell office:value-type="string" calcext:value-type="string">
            <text:p>green golden</text:p>
          </table:table-cell>
          <table:table-cell office:value-type="string" calcext:value-type="string">
            <text:p>product/women/ethnic wear/saree/Banarsi/banarasi saree/colors option/green/87tcu_512.jpg</text:p>
          </table:table-cell>
        </table:table-row>
        <table:table-row table:style-name="ro2">
          <table:table-cell/>
          <table:table-cell table:style-name="ce5" office:value-type="string" calcext:value-type="string">
            <text:p>WEWSB1 </text:p>
          </table:table-cell>
          <table:table-cell office:value-type="string" calcext:value-type="string">
            <text:p>green golden</text:p>
          </table:table-cell>
          <table:table-cell office:value-type="string" calcext:value-type="string">
            <text:p>product/women/ethnic wear/saree/Banarsi/banarasi saree/colors option/green/hczfr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SB1 </text:p>
          </table:table-cell>
          <table:table-cell office:value-type="string" calcext:value-type="string">
            <text:p>green golden</text:p>
          </table:table-cell>
          <table:table-cell office:value-type="string" calcext:value-type="string">
            <text:p>product/women/ethnic wear/saree/Banarsi/banarasi saree/colors option/green/yg9rx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SB1 </text:p>
          </table:table-cell>
          <table:table-cell office:value-type="string" calcext:value-type="string">
            <text:p>maroon</text:p>
          </table:table-cell>
          <table:table-cell office:value-type="string" calcext:value-type="string">
            <text:p>product/women/ethnic wear/saree/Banarsi/banarasi saree/colors option/maroon/jccad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SB1 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oduct/women/ethnic wear/saree/Banarsi/banarasi saree/colors option/red/crgin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SB1 </text:p>
          </table:table-cell>
          <table:table-cell office:value-type="string" calcext:value-type="string">
            <text:p>violet vine green</text:p>
          </table:table-cell>
          <table:table-cell office:value-type="string" calcext:value-type="string">
            <text:p>product/women/ethnic wear/saree/Banarsi/banarasi saree/colors option/violet/pbfbt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S2 </text:p>
          </table:table-cell>
          <table:table-cell office:value-type="string" calcext:value-type="string">
            <text:p>violet vine purple</text:p>
          </table:table-cell>
          <table:table-cell office:value-type="string" calcext:value-type="string">
            <text:p>product/women/ethnic wear/saree/satin silk saree with Blouse/colors option/violet/main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S2 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product/women/ethnic wear/saree/satin silk saree with Blouse/colors option/violet/dlhau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S2 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product/women/ethnic wear/saree/satin silk saree with Blouse/colors option/violet/tluox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S2 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product/women/ethnic wear/saree/satin silk saree with Blouse/colors option/violet/yyvh1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S2 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product/women/ethnic wear/saree/satin silk saree with Blouse/colors option/violet/zspjj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S2 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product/women/ethnic wear/saree/satin silk saree with Blouse/colors option/yellow/ur0vp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S2 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product/women/ethnic wear/saree/satin silk saree with Blouse/colors option/yellow/ur0vp_128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S2 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roduct/women/ethnic wear/saree/satin silk saree with Blouse/colors option/black/zpw38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S2 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product/women/ethnic wear/saree/satin silk saree with Blouse/colors option/grey/zgpxi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S2 </text:p>
          </table:table-cell>
          <table:table-cell office:value-type="string" calcext:value-type="string">
            <text:p>light green</text:p>
          </table:table-cell>
          <table:table-cell office:value-type="string" calcext:value-type="string">
            <text:p>product/women/ethnic wear/saree/satin silk saree with Blouse/colors option/light green/hz5ok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S2 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oduct/women/ethnic wear/saree/satin silk saree with Blouse/colors option/red/wjayx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S2 </text:p>
          </table:table-cell>
          <table:table-cell office:value-type="string" calcext:value-type="string">
            <text:p>sky blue</text:p>
          </table:table-cell>
          <table:table-cell office:value-type="string" calcext:value-type="string">
            <text:p>product/women/ethnic wear/saree/satin silk saree with Blouse/colors option/sky blue/wz9o3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S1 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product/women/ethnic wear/saree/Two-Tone Georgette Saree With Blouse/colors option/grey/xguqx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S1 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product/women/ethnic wear/saree/Two-Tone Georgette Saree With Blouse/colors option/grey/cgvon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S1 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product/women/ethnic wear/saree/Two-Tone Georgette Saree With Blouse/colors option/grey/tonva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S1 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product/women/ethnic wear/saree/Two-Tone Georgette Saree With Blouse/colors option/grey/3cgux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S1 </text:p>
          </table:table-cell>
          <table:table-cell office:value-type="string" calcext:value-type="string">
            <text:p>light dark green </text:p>
          </table:table-cell>
          <table:table-cell office:value-type="string" calcext:value-type="string">
            <text:p>product/women/ethnic wear/saree/Two-Tone Georgette Saree With Blouse/colors option/light green/t6ruy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S1 </text:p>
          </table:table-cell>
          <table:table-cell office:value-type="string" calcext:value-type="string">
            <text:p>pink maroon</text:p>
          </table:table-cell>
          <table:table-cell office:value-type="string" calcext:value-type="string">
            <text:p>product/women/ethnic wear/saree/Two-Tone Georgette Saree With Blouse/colors option/pink/cpagp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EWS1 </text:p>
          </table:table-cell>
          <table:table-cell office:value-type="string" calcext:value-type="string">
            <text:p>dark light blue</text:p>
          </table:table-cell>
          <table:table-cell office:value-type="string" calcext:value-type="string">
            <text:p>product/women/ethnic wear/saree/Two-Tone Georgette Saree With Blouse/colors option/sky blue/knzfb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FW1 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roduct/women/footwear/Patent Leather Heel Sandals/colors option/black/ppzvq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FW1 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roduct/women/footwear/Patent Leather Heel Sandals/colors option/black/5.jpeg</text:p>
          </table:table-cell>
        </table:table-row>
        <table:table-row table:style-name="ro2">
          <table:table-cell/>
          <table:table-cell table:style-name="ce5" office:value-type="string" calcext:value-type="string">
            <text:p>WFW1 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roduct/women/footwear/Patent Leather Heel Sandals/colors option/black/main.jpeg</text:p>
          </table:table-cell>
        </table:table-row>
        <table:table-row table:style-name="ro2">
          <table:table-cell/>
          <table:table-cell table:style-name="ce5" office:value-type="string" calcext:value-type="string">
            <text:p>WFW1 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roduct/women/footwear/Patent Leather Heel Sandals/colors option/black/1.jpeg</text:p>
          </table:table-cell>
        </table:table-row>
        <table:table-row table:style-name="ro2">
          <table:table-cell/>
          <table:table-cell table:style-name="ce5" office:value-type="string" calcext:value-type="string">
            <text:p>WFW1 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product/women/footwear/Patent Leather Heel Sandals/colors option/peach/tggz6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FW1 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product/women/footwear/Patent Leather Heel Sandals/colors option/peach/8.jpeg</text:p>
          </table:table-cell>
        </table:table-row>
        <table:table-row table:style-name="ro2">
          <table:table-cell/>
          <table:table-cell table:style-name="ce5" office:value-type="string" calcext:value-type="string">
            <text:p>WFW1 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product/women/footwear/Patent Leather Heel Sandals/colors option/peach/6.jpeg</text:p>
          </table:table-cell>
        </table:table-row>
        <table:table-row table:style-name="ro2">
          <table:table-cell/>
          <table:table-cell table:style-name="ce5" office:value-type="string" calcext:value-type="string">
            <text:p>WWWM1 </text:p>
          </table:table-cell>
          <table:table-cell office:value-type="string" calcext:value-type="string">
            <text:p>black white</text:p>
          </table:table-cell>
          <table:table-cell office:value-type="string" calcext:value-type="string">
            <text:p>product/women/western wear/Women Floral V-neck Multicolor Dresses/colors option/black/nm3lu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WWM1 </text:p>
          </table:table-cell>
          <table:table-cell office:value-type="string" calcext:value-type="string">
            <text:p>black white</text:p>
          </table:table-cell>
          <table:table-cell office:value-type="string" calcext:value-type="string">
            <text:p>product/women/western wear/Women Floral V-neck Multicolor Dresses/colors option/black/e8z7w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WWM1 </text:p>
          </table:table-cell>
          <table:table-cell office:value-type="string" calcext:value-type="string">
            <text:p>black white</text:p>
          </table:table-cell>
          <table:table-cell office:value-type="string" calcext:value-type="string">
            <text:p>product/women/western wear/Women Floral V-neck Multicolor Dresses/colors option/black/vqbyo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WWM1 </text:p>
          </table:table-cell>
          <table:table-cell office:value-type="string" calcext:value-type="string">
            <text:p>black white</text:p>
          </table:table-cell>
          <table:table-cell office:value-type="string" calcext:value-type="string">
            <text:p>product/women/western wear/Women Floral V-neck Multicolor Dresses/colors option/black/ulcn8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WWM1 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product/women/western wear/Women Floral V-neck Multicolor Dresses/colors option/green/rpisl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WWM1 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product/women/western wear/Women Floral V-neck Multicolor Dresses/colors option/green/ivfep_64.webp</text:p>
          </table:table-cell>
        </table:table-row>
        <table:table-row table:style-name="ro2">
          <table:table-cell/>
          <table:table-cell table:style-name="ce5" office:value-type="string" calcext:value-type="string">
            <text:p>WWWM1 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product/women/western wear/Women Floral V-neck Multicolor Dresses/colors option/green/7damq_64.webp</text:p>
          </table:table-cell>
        </table:table-row>
        <table:table-row table:style-name="ro2">
          <table:table-cell/>
          <table:table-cell table:style-name="ce5" office:value-type="string" calcext:value-type="string">
            <text:p>WWWM1 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product/women/western wear/Women Floral V-neck Multicolor Dresses/colors option/green/ggn1k_64.webp</text:p>
          </table:table-cell>
        </table:table-row>
        <table:table-row table:style-name="ro2">
          <table:table-cell/>
          <table:table-cell table:style-name="ce5" office:value-type="string" calcext:value-type="string">
            <text:p>WWWM1 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product/women/western wear/Women Floral V-neck Multicolor Dresses/colors option/violet/omwjh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WWM1 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product/women/western wear/Women Floral V-neck Multicolor Dresses/colors option/violet/kzhyu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WWM1 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product/women/western wear/Women Floral V-neck Multicolor Dresses/colors option/violet/d1prm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WWM1 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product/women/western wear/Women Floral V-neck Multicolor Dresses/colors option/violet/0b96j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WWM1 </text:p>
          </table:table-cell>
          <table:table-cell office:value-type="string" calcext:value-type="string">
            <text:p>white black</text:p>
          </table:table-cell>
          <table:table-cell office:value-type="string" calcext:value-type="string">
            <text:p>product/women/western wear/Women Floral V-neck Multicolor Dresses/colors option/white/nhjzm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WWM1 </text:p>
          </table:table-cell>
          <table:table-cell office:value-type="string" calcext:value-type="string">
            <text:p>white black</text:p>
          </table:table-cell>
          <table:table-cell office:value-type="string" calcext:value-type="string">
            <text:p>product/women/western wear/Women Floral V-neck Multicolor Dresses/colors option/white/puhxr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WWM1 </text:p>
          </table:table-cell>
          <table:table-cell office:value-type="string" calcext:value-type="string">
            <text:p>white black</text:p>
          </table:table-cell>
          <table:table-cell office:value-type="string" calcext:value-type="string">
            <text:p>product/women/western wear/Women Floral V-neck Multicolor Dresses/colors option/white/w0teq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WWM1 </text:p>
          </table:table-cell>
          <table:table-cell office:value-type="string" calcext:value-type="string">
            <text:p>white black</text:p>
          </table:table-cell>
          <table:table-cell office:value-type="string" calcext:value-type="string">
            <text:p>product/women/western wear/Women Floral V-neck Multicolor Dresses/colors option/white/ycffi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WAP1 </text:p>
          </table:table-cell>
          <table:table-cell office:value-type="string" calcext:value-type="string">
            <text:p>pink silver white</text:p>
          </table:table-cell>
          <table:table-cell office:value-type="string" calcext:value-type="string">
            <text:p>product/women/women accessories/perfume/Ramsons - U R LOVELY Eau De Parfume/colors option/xqawd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WAP1 </text:p>
          </table:table-cell>
          <table:table-cell office:value-type="string" calcext:value-type="string">
            <text:p>pink silver white</text:p>
          </table:table-cell>
          <table:table-cell office:value-type="string" calcext:value-type="string">
            <text:p>product/women/women accessories/perfume/Ramsons - U R LOVELY Eau De Parfume/colors option/6vy2l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WAP1 </text:p>
          </table:table-cell>
          <table:table-cell office:value-type="string" calcext:value-type="string">
            <text:p>pink silver white</text:p>
          </table:table-cell>
          <table:table-cell office:value-type="string" calcext:value-type="string">
            <text:p>product/women/women accessories/perfume/Ramsons - U R LOVELY Eau De Parfume/colors option/wrd77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WAP1 </text:p>
          </table:table-cell>
          <table:table-cell office:value-type="string" calcext:value-type="string">
            <text:p>pink silver white</text:p>
          </table:table-cell>
          <table:table-cell office:value-type="string" calcext:value-type="string">
            <text:p>product/women/women accessories/perfume/Ramsons - U R LOVELY Eau De Parfume/colors option/y30th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WAW1 </text:p>
          </table:table-cell>
          <table:table-cell office:value-type="string" calcext:value-type="string">
            <text:p>black pink</text:p>
          </table:table-cell>
          <table:table-cell office:value-type="string" calcext:value-type="string">
            <text:p>product/women/women accessories/watch/Flowered Dial Megnet Watch/colors option/ssr1i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WAW1 </text:p>
          </table:table-cell>
          <table:table-cell office:value-type="string" calcext:value-type="string">
            <text:p>black pink</text:p>
          </table:table-cell>
          <table:table-cell office:value-type="string" calcext:value-type="string">
            <text:p>product/women/women accessories/watch/Flowered Dial Megnet Watch/colors option/xzw41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WAW1 </text:p>
          </table:table-cell>
          <table:table-cell office:value-type="string" calcext:value-type="string">
            <text:p>black pink</text:p>
          </table:table-cell>
          <table:table-cell office:value-type="string" calcext:value-type="string">
            <text:p>product/women/women accessories/watch/Flowered Dial Megnet Watch/colors option/jknpb_512.webp</text:p>
          </table:table-cell>
        </table:table-row>
        <table:table-row table:style-name="ro2">
          <table:table-cell/>
          <table:table-cell table:style-name="ce5" office:value-type="string" calcext:value-type="string">
            <text:p>WWAW1 </text:p>
          </table:table-cell>
          <table:table-cell office:value-type="string" calcext:value-type="string">
            <text:p>black pink</text:p>
          </table:table-cell>
          <table:table-cell office:value-type="string" calcext:value-type="string">
            <text:p>product/women/women accessories/watch/Flowered Dial Megnet Watch/colors option/afdh3_512.webp</text:p>
          </table:table-cell>
        </table:table-row>
        <table:table-row table:style-name="ro1" table:number-rows-repeated="104828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/00/0000</text:date>, <text:time style:data-style-name="N2" text:time-value="21:43:31.70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5T10:42:05.814000000</meta:creation-date>
    <dc:date>2025-03-05T21:46:14.189000000</dc:date>
    <meta:editing-duration>PT11M40S</meta:editing-duration>
    <meta:editing-cycles>4</meta:editing-cycles>
    <meta:generator>LibreOffice/24.8.5.2$Windows_X86_64 LibreOffice_project/fddf2685c70b461e7832239a0162a77216259f22</meta:generator>
    <meta:document-statistic meta:table-count="1" meta:cell-count="793" meta:object-count="0"/>
  </office:meta>
</office:document-meta>
</file>